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Helvetica1" svg:font-family="Helvetica"/>
    <style:font-face style:name="DejaVu Sans1" svg:font-family="'DejaVu Sans'" style:font-pitch="variable"/>
    <style:font-face style:name="Helvetica" svg:font-family="Helvetica"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031cm" svg:stroke-color="#5e5e5e" draw:stroke-linejoin="miter" svg:stroke-linecap="butt" draw:fill="none" fo:padding-top="0.015cm" fo:padding-bottom="0.015cm" fo:padding-left="0.015cm" fo:padding-right="0.015cm"/>
    </style:style>
    <style:style style:name="gr2" style:family="graphic" style:parent-style-name="standard">
      <style:graphic-properties draw:stroke="none" draw:fill="solid" draw:fill-color="#000000"/>
    </style:style>
    <style:style style:name="gr3" style:family="graphic" style:parent-style-name="standard">
      <style:graphic-properties draw:stroke="solid" svg:stroke-width="0.015cm" svg:stroke-color="#333333" draw:stroke-linejoin="miter" svg:stroke-linecap="butt" draw:fill="solid" draw:fill-color="#b2b2b2" fo:padding-top="0.007cm" fo:padding-bottom="0.007cm" fo:padding-left="0.007cm" fo:padding-right="0.007cm"/>
    </style:style>
    <style:style style:name="gr4" style:family="graphic" style:parent-style-name="standard">
      <style:graphic-properties draw:stroke="none" draw:fill="solid" draw:fill-color="#5e5e5e"/>
    </style:style>
    <style:style style:name="gr5" style:family="graphic" style:parent-style-name="standard">
      <style:graphic-properties draw:stroke="none" draw:fill="solid" draw:fill-color="#eeeeee"/>
    </style:style>
    <style:style style:name="gr6" style:family="graphic" style:parent-style-name="standard">
      <style:graphic-properties draw:stroke="solid" svg:stroke-width="0.015cm" svg:stroke-color="#333333" draw:stroke-linejoin="miter" svg:stroke-linecap="butt" draw:fill="none" fo:padding-top="0.007cm" fo:padding-bottom="0.007cm" fo:padding-left="0.007cm" fo:padding-right="0.007cm"/>
    </style:style>
    <style:style style:name="gr7" style:family="graphic" style:parent-style-name="standard">
      <style:graphic-properties draw:stroke="solid" svg:stroke-width="0.018cm" svg:stroke-color="#000000" draw:marker-start-width="0.227cm" draw:marker-end-width="0.227cm" draw:fill="solid" draw:fill-color="#eeeeee" fo:padding-top="0.009cm" fo:padding-bottom="0.009cm" fo:padding-left="0.009cm" fo:padding-right="0.009cm"/>
    </style:style>
    <style:style style:name="gr8" style:family="graphic" style:parent-style-name="standard">
      <style:graphic-properties draw:stroke="none" draw:fill="solid" draw:fill-color="#eeeeee" draw:opacity="75%"/>
    </style:style>
    <style:style style:name="gr9" style:family="graphic" style:parent-style-name="standard">
      <style:graphic-properties draw:stroke="solid" svg:stroke-width="0.015cm" svg:stroke-color="#333333" svg:stroke-opacity="75%" draw:stroke-linejoin="miter" svg:stroke-linecap="butt" draw:fill="solid" draw:fill-color="#eeeeee" fo:padding-top="0.007cm" fo:padding-bottom="0.007cm" fo:padding-left="0.007cm" fo:padding-right="0.007cm"/>
    </style:style>
    <style:style style:name="gr10" style:family="graphic" style:parent-style-name="standard">
      <style:graphic-properties draw:stroke="solid" svg:stroke-width="0.015cm" svg:stroke-color="#333333" draw:stroke-linejoin="miter" svg:stroke-linecap="butt" draw:fill="solid" draw:fill-color="#eeeeee" fo:padding-top="0.007cm" fo:padding-bottom="0.007cm" fo:padding-left="0.007cm" fo:padding-right="0.007cm"/>
    </style:style>
    <style:style style:name="gr11" style:family="graphic" style:parent-style-name="standard">
      <style:graphic-properties draw:stroke="none" draw:fill="solid" draw:fill-color="#b2b2b2"/>
    </style:style>
    <style:style style:name="gr12" style:family="graphic" style:parent-style-name="standard">
      <style:graphic-properties draw:stroke="solid" svg:stroke-width="0.015cm" svg:stroke-color="#666666" draw:stroke-linejoin="miter" svg:stroke-linecap="butt" draw:fill="solid" draw:fill-color="#eeeeee" fo:padding-top="0.007cm" fo:padding-bottom="0.007cm" fo:padding-left="0.007cm" fo:padding-right="0.007cm"/>
    </style:style>
    <style:style style:name="P1" style:family="paragraph">
      <loext:graphic-properties draw:fill="none"/>
    </style:style>
    <style:style style:name="P2" style:family="paragraph">
      <loext:graphic-properties draw:fill="solid" draw:fill-color="#000000"/>
    </style:style>
    <style:style style:name="P3" style:family="paragraph">
      <loext:graphic-properties draw:fill="solid" draw:fill-color="#b2b2b2"/>
    </style:style>
    <style:style style:name="P4" style:family="paragraph">
      <loext:graphic-properties draw:fill="solid" draw:fill-color="#5e5e5e"/>
    </style:style>
    <style:style style:name="P5" style:family="paragraph">
      <loext:graphic-properties draw:fill="solid" draw:fill-color="#eeeeee"/>
    </style:style>
    <style:style style:name="P6" style:family="paragraph">
      <loext:graphic-properties draw:fill="solid" draw:fill-color="#eeeeee" draw:opacity="75%"/>
    </style:style>
  </office:automatic-styles>
  <office:body>
    <office:drawing>
      <draw:page draw:name="page1" draw:style-name="dp1" draw:master-page-name="master-page3">
        <draw:path draw:style-name="gr1" draw:text-style-name="P1" draw:layer="layout" svg:width="0.639cm" svg:height="2.509cm" svg:x="2.093cm" svg:y="0.519cm" svg:viewBox="0 0 640 2510" svg:d="M0 0v2326c0 53 43 96 96 96h453c51 0 91 39 91 88">
          <text:p/>
        </draw:path>
        <draw:polygon draw:style-name="gr2" draw:text-style-name="P2" draw:layer="layout" svg:width="0.031cm" svg:height="0.016cm" svg:x="2.078cm" svg:y="0.503cm" svg:viewBox="0 0 32 17" draw:points="32,17 0,17 0,0 32,0">
          <text:p/>
        </draw:polygon>
        <draw:path draw:style-name="gr3" draw:text-style-name="P3" draw:layer="layout" svg:width="1.837cm" svg:height="0.254cm" svg:x="1.177cm" svg:y="2.462cm" svg:viewBox="0 0 1838 255" svg:d="M0 127c0-70 58-127 127-127h1584c70 0 127 57 127 127s-57 128-127 128h-1584c-69 0-127-58-127-128z">
          <text:p/>
        </draw:path>
        <draw:path draw:style-name="gr2" draw:text-style-name="P2" draw:layer="layout" svg:width="0.138cm" svg:height="0.149cm" svg:x="1.835cm" svg:y="2.5cm" svg:viewBox="0 0 139 150" svg:d="M139 0l-11 47h-5c1-1 1-3 1-4 0-18-11-35-36-35-8 0-25 6-25 20 0 16 12 26 25 35 13 11 25 24 25 43 0 23-19 44-54 44-20 0-27-9-43-9-7 0-10 3-13 9h-3l12-53h4c0 1 1 4 1 6 0 18 8 38 38 38 28 0 35-15 35-29 0-9-5-17-12-23-6-7-15-15-23-23-7-6-16-17-16-28 0-18 14-38 47-38 19 0 32 8 42 8 3 0 6-5 8-8z">
          <text:p/>
        </draw:path>
        <draw:path draw:style-name="gr2" draw:text-style-name="P2" draw:layer="layout" svg:width="0.11cm" svg:height="0.138cm" svg:x="1.966cm" svg:y="2.549cm" svg:viewBox="0 0 111 139" svg:d="M63 17l4-3c7-8 17-14 23-14 15 0 21 14 21 36 0 29-24 65-56 65-5 0-9-2-13-5l-5 23c-2 3-2 4-2 7 0 5 2 10 13 10h6l-2 3h-52v-3c15-2 16-8 18-17l27-102c0-5-2-8-8-8-2 0-3 2-6 2v-4l36-7-5 17zM55 45l-12 45c3 3 9 5 12 5 21 0 38-38 38-64 0-13-6-17-11-17-12 0-23 12-27 31z">
          <text:p/>
        </draw:path>
        <draw:path draw:style-name="gr2" draw:text-style-name="P2" draw:layer="layout" svg:width="0.044cm" svg:height="0.138cm" svg:x="2.092cm" svg:y="2.511cm" svg:viewBox="0 0 45 139" svg:d="M45 11c0 6-5 10-10 10-7 0-11-4-11-10 0-5 4-11 11-11 5 0 10 6 10 11zM38 38l-21 82c0 0 0 2 0 3 0 0 2 2 3 2 5 0 7-3 15-11l3 1c-8 10-19 24-30 24-7 0-8-5-8-11 0-2 0-6 16-73 1-2 1-3 1-3 0-3-1-5-8-5-1 0-3 0-4 2l-2-5z">
          <text:p/>
        </draw:path>
        <draw:path draw:style-name="gr2" draw:text-style-name="P2" draw:layer="layout" svg:width="0.104cm" svg:height="0.149cm" svg:x="2.159cm" svg:y="2.5cm" svg:viewBox="0 0 105 150" svg:d="M105 52v3c-14 2-20 5-31 13l-22 19 14 34c3 8 5 15 12 15s11-10 16-16l3 1c-1 5-12 29-28 29-11 0-16-13-17-17l-14-33-12 10-11 37h-15l31-130c2-1 2-3 2-4 0-2-3-5-8-5-2 0-3 0-5 0l-1-3 34-5-25 100 37-34c3-1 4-4 4-7 0-2-3-4-4-4h-4l2-3z">
          <text:p/>
        </draw:path>
        <draw:path draw:style-name="gr2" draw:text-style-name="P2" draw:layer="layout" svg:width="0.081cm" svg:height="0.1cm" svg:x="2.276cm" svg:y="2.549cm" svg:viewBox="0 0 82 101" svg:d="M72 74l4 3c-16 18-31 24-45 24-20 0-31-19-31-35 0-5 0-8 2-13 5-23 31-53 58-53 9 0 22 4 22 18 0 27-37 39-62 40v7c0 14 11 23 24 23 9 0 20-4 28-14zM20 52h2c22 0 42-14 42-35 0-5-3-10-9-10-16 0-29 26-35 45z">
          <text:p/>
        </draw:path>
        <draw:path draw:style-name="gr3" draw:text-style-name="P3" draw:layer="layout" svg:width="1.837cm" svg:height="0.254cm" svg:x="1.174cm" svg:y="2.144cm" svg:viewBox="0 0 1838 255" svg:d="M0 128c0-70 57-128 127-128h1584c70 0 127 58 127 128s-57 127-127 127h-1584c-70 0-127-57-127-127z">
          <text:p/>
        </draw:path>
        <draw:path draw:style-name="gr2" draw:text-style-name="P2" draw:layer="layout" svg:width="0.144cm" svg:height="0.148cm" svg:x="1.811cm" svg:y="2.182cm" svg:viewBox="0 0 145 149" svg:d="M145 0l-11 50h-4c0-2 0-4 0-10 0-14-6-32-33-32-45 0-70 45-70 83 0 25 13 47 43 47 20 0 36-11 47-21 2-1 2-3 3-5l5 4c-6 8-14 15-20 19-16 12-34 14-42 14-43 0-63-29-63-63 0-49 44-86 97-86 12 0 23 7 35 7 1 0 7 0 10-7z">
          <text:p/>
        </draw:path>
        <draw:path draw:style-name="gr2" draw:text-style-name="P2" draw:layer="layout" svg:width="0.087cm" svg:height="0.1cm" svg:x="1.965cm" svg:y="2.23cm" svg:viewBox="0 0 88 101" svg:d="M88 36c0 30-25 65-60 65-22 0-28-21-28-37 0-27 22-64 54-64 17 0 34 11 34 36zM70 28c0-9-3-22-16-22-18 0-37 35-37 65 0 6 0 24 13 24 24 0 40-50 40-67z">
          <text:p/>
        </draw:path>
        <draw:path draw:style-name="gr2" draw:text-style-name="P2" draw:layer="layout" svg:width="0.096cm" svg:height="0.098cm" svg:x="2.063cm" svg:y="2.23cm" svg:viewBox="0 0 97 99" svg:d="M97 77l-2 2c-5 6-16 20-28 20-8 0-10-4-10-9 0-3 2-7 2-10l13-48c0-2 1-7 1-10 0-5-1-8-4-8-10 0-23 19-31 29-8 13-12 22-14 27l-8 28h-16l21-82c0-5-2-8-6-8s-5 0-7 1v-4l35-5-11 41c2 0 11-14 13-16 8-11 22-25 36-25 9 0 12 6 12 14 0 5-1 11-3 16l-13 50c0 2 0 2 0 3 0 2 0 4 4 4s9-8 12-14z">
          <text:p/>
        </draw:path>
        <draw:path draw:style-name="gr2" draw:text-style-name="P2" draw:layer="layout" svg:width="0.089cm" svg:height="0.101cm" svg:x="2.181cm" svg:y="2.227cm" svg:viewBox="0 0 90 102" svg:d="M38 1l-19 73c0 1 0 3 0 6 0 8 3 14 12 14 24 0 40-25 48-44 1-6 3-12 3-17 0-16-13-14-13-24 0-8 5-9 11-9 10 0 10 11 10 17 0 22-8 46-21 63-11 13-28 22-44 22-14 0-25-3-25-19 0-4 1-9 1-14l13-47c2-2 2-3 2-5 0-5-10-5-13-5v-3c11-3 24-4 35-9z">
          <text:p/>
        </draw:path>
        <draw:path draw:style-name="gr2" draw:text-style-name="P2" draw:layer="layout" svg:width="0.045cm" svg:height="0.105cm" svg:x="2.293cm" svg:y="2.255cm" svg:viewBox="0 0 46 106" svg:d="M46 106h-44v-1c11-2 14-5 14-13v-71c0-5-1-8-4-8-2 0-5 2-7 2l-5 1v-1l30-15v95c0 6 3 10 16 10z">
          <text:p/>
        </draw:path>
        <draw:path draw:style-name="gr3" draw:text-style-name="P3" draw:layer="layout" svg:width="1.837cm" svg:height="0.254cm" svg:x="1.177cm" svg:y="1.827cm" svg:viewBox="0 0 1838 255" svg:d="M0 128c0-71 58-128 127-128h1584c70 0 127 57 127 128 0 70-57 127-127 127h-1584c-69 0-127-57-127-127z">
          <text:p/>
        </draw:path>
        <draw:path draw:style-name="gr2" draw:text-style-name="P2" draw:layer="layout" svg:width="0.144cm" svg:height="0.148cm" svg:x="1.811cm" svg:y="1.871cm" svg:viewBox="0 0 145 149" svg:d="M145 0l-11 49h-4c0-1 0-3 0-9 0-14-6-32-33-32-45 0-70 45-70 83 0 24 13 47 43 47 20 0 36-11 47-21 2-2 2-4 3-6l5 4c-6 8-14 16-20 20-16 12-34 14-42 14-43 0-63-29-63-63 0-49 44-86 97-86 12 0 23 7 35 7 1 0 7 0 10-7z">
          <text:p/>
        </draw:path>
        <draw:path draw:style-name="gr2" draw:text-style-name="P2" draw:layer="layout" svg:width="0.087cm" svg:height="0.1cm" svg:x="1.965cm" svg:y="1.919cm" svg:viewBox="0 0 88 101" svg:d="M88 36c0 30-25 65-60 65-22 0-28-21-28-37 0-27 22-64 54-64 17 0 34 11 34 36zM70 27c0-8-3-21-16-21-18 0-37 34-37 65 0 6 0 23 13 23 24 0 40-49 40-67z">
          <text:p/>
        </draw:path>
        <draw:path draw:style-name="gr2" draw:text-style-name="P2" draw:layer="layout" svg:width="0.096cm" svg:height="0.098cm" svg:x="2.063cm" svg:y="1.919cm" svg:viewBox="0 0 97 99" svg:d="M97 76l-2 2c-5 6-16 21-28 21-8 0-10-5-10-10 0-3 2-7 2-10l13-47c0-2 1-7 1-10 0-5-1-8-4-8-10 0-23 19-31 29-8 12-12 22-14 27l-8 28h-16l21-82c0-5-2-8-6-8s-5 0-7 1v-4l35-5-11 41c2 0 11-14 13-16 8-11 22-25 36-25 9 0 12 6 12 14 0 5-1 11-3 16l-13 49c0 2 0 2 0 3 0 2 0 4 4 4s9-8 12-13z">
          <text:p/>
        </draw:path>
        <draw:path draw:style-name="gr2" draw:text-style-name="P2" draw:layer="layout" svg:width="0.089cm" svg:height="0.101cm" svg:x="2.181cm" svg:y="1.916cm" svg:viewBox="0 0 90 102" svg:d="M38 1l-19 73c0 1 0 3 0 6 0 8 3 14 12 14 24 0 40-25 48-45 1-5 3-11 3-16 0-16-13-14-13-24 0-8 5-9 11-9 10 0 10 11 10 17 0 22-8 46-21 63-11 13-28 22-44 22-14 0-25-3-25-19 0-5 1-9 1-14l13-47c2-2 2-3 2-5 0-5-10-5-13-5v-3c11-3 24-5 35-9z">
          <text:p/>
        </draw:path>
        <draw:path draw:style-name="gr2" draw:text-style-name="P2" draw:layer="layout" svg:width="0.07cm" svg:height="0.105cm" svg:x="2.281cm" svg:y="1.944cm" svg:viewBox="0 0 71 106" svg:d="M71 85l-10 21h-61v-2l27-31c17-14 21-27 21-39 0-15-8-23-21-23-11 0-18 5-24 21l-3-2c3-17 12-30 32-30s31 13 31 27c0 13-7 24-21 38l-26 30h37c6 0 10-2 14-12z">
          <text:p/>
        </draw:path>
        <draw:path draw:style-name="gr3" draw:text-style-name="P3" draw:layer="layout" svg:width="1.837cm" svg:height="0.254cm" svg:x="1.174cm" svg:y="1.509cm" svg:viewBox="0 0 1838 255" svg:d="M0 127c0-70 57-127 127-127h1584c70 0 127 57 127 127 0 71-57 128-127 128h-1584c-70 0-127-57-127-128z">
          <text:p/>
        </draw:path>
        <draw:path draw:style-name="gr2" draw:text-style-name="P2" draw:layer="layout" svg:width="0.144cm" svg:height="0.148cm" svg:x="1.811cm" svg:y="1.547cm" svg:viewBox="0 0 145 149" svg:d="M145 0l-11 50h-4c0-2 0-4 0-10 0-14-6-32-33-32-45 0-70 45-70 83 0 24 13 46 43 46 20 0 36-11 47-21 2-1 2-3 3-5l5 4c-6 8-14 15-20 19-16 13-34 15-42 15-43 0-63-30-63-63 0-49 44-86 97-86 12 0 23 7 35 7 1 0 7 0 10-7z">
          <text:p/>
        </draw:path>
        <draw:path draw:style-name="gr2" draw:text-style-name="P2" draw:layer="layout" svg:width="0.087cm" svg:height="0.1cm" svg:x="1.965cm" svg:y="1.595cm" svg:viewBox="0 0 88 101" svg:d="M88 35c0 31-25 66-60 66-22 0-28-21-28-37 0-28 22-64 54-64 17 0 34 11 34 35zM70 27c0-8-3-21-16-21-18 0-37 34-37 65 0 6 0 24 13 24 24 0 40-51 40-68z">
          <text:p/>
        </draw:path>
        <draw:path draw:style-name="gr2" draw:text-style-name="P2" draw:layer="layout" svg:width="0.096cm" svg:height="0.098cm" svg:x="2.063cm" svg:y="1.595cm" svg:viewBox="0 0 97 99" svg:d="M97 77l-2 2c-5 6-16 20-28 20-8 0-10-4-10-9 0-3 2-7 2-10l13-47c0-2 1-7 1-11 0-5-1-8-4-8-10 0-23 20-31 30-8 13-12 22-14 27l-8 27h-16l21-82c0-5-2-8-6-8s-5 0-7 1v-4l35-5-11 42c2 0 11-14 13-16 8-12 22-26 36-26 9 0 12 6 12 14 0 5-1 12-3 17l-13 49c0 2 0 2 0 3 0 2 0 4 4 4s9-8 12-13z">
          <text:p/>
        </draw:path>
        <draw:path draw:style-name="gr2" draw:text-style-name="P2" draw:layer="layout" svg:width="0.089cm" svg:height="0.101cm" svg:x="2.181cm" svg:y="1.592cm" svg:viewBox="0 0 90 102" svg:d="M38 1l-19 72c0 1 0 4 0 7 0 8 3 14 12 14 24 0 40-26 48-45 1-5 3-11 3-16 0-16-13-14-13-24 0-8 5-9 11-9 10 0 10 11 10 17 0 22-8 45-21 63-11 13-28 22-44 22-14 0-25-3-25-19 0-4 1-10 1-15l13-46c2-2 2-3 2-5 0-5-10-5-13-5v-3c11-3 24-4 35-9z">
          <text:p/>
        </draw:path>
        <draw:path draw:style-name="gr2" draw:text-style-name="P2" draw:layer="layout" svg:width="0.061cm" svg:height="0.107cm" svg:x="2.282cm" svg:y="1.62cm" svg:viewBox="0 0 62 108" svg:d="M4 27h-2c3-16 14-27 31-27 14 0 24 8 24 21 0 9-5 17-14 23 6 3 9 5 12 8 5 5 7 13 7 21s-2 16-7 20c-8 12-22 15-37 15-11 0-18-3-18-8 0-3 4-7 7-7s4 2 9 5c7 3 10 5 15 5 12 0 20-11 20-24 0-11-5-19-16-22-4-2-8-2-17-2v-3c6-1 9-3 13-5 8-4 13-11 13-20 0-12-6-17-17-17-9 0-17 5-23 17z">
          <text:p/>
        </draw:path>
        <draw:path draw:style-name="gr3" draw:text-style-name="P3" draw:layer="layout" svg:width="1.837cm" svg:height="0.254cm" svg:x="1.177cm" svg:y="1.192cm" svg:viewBox="0 0 1838 255" svg:d="M0 127c0-70 58-127 127-127h1584c70 0 127 57 127 127s-57 128-127 128h-1584c-69 0-127-58-127-128z">
          <text:p/>
        </draw:path>
        <draw:path draw:style-name="gr2" draw:text-style-name="P2" draw:layer="layout" svg:width="0.146cm" svg:height="0.143cm" svg:x="1.833cm" svg:y="1.231cm" svg:viewBox="0 0 147 144" svg:d="M37 0h58c38 0 52 19 52 35 0 23-18 45-63 45-6 0-11-2-16-2-1 0-1 0-3 0l-13 49c0 3 0 5 0 6 0 5 4 8 16 8h8l-1 3h-75l2-3h3c17 0 22-6 24-14l27-109c0-2 1-5 1-6 0-5-5-8-17-8h-5zM83 10l-16 59c5 1 9 1 14 1 22 0 40-14 40-36 0-15-7-26-27-26-5 0-8 0-11 2z">
          <text:p/>
        </draw:path>
        <draw:path draw:style-name="gr2" draw:text-style-name="P2" draw:layer="layout" svg:width="0.087cm" svg:height="0.1cm" svg:x="1.989cm" svg:y="1.277cm" svg:viewBox="0 0 88 101" svg:d="M88 35c0 31-24 66-60 66-22 0-28-20-28-37 0-27 22-64 54-64 20 0 34 12 34 35zM70 27c0-8-3-20-16-20-18 0-37 33-37 63 0 8 0 25 13 25 24 0 40-50 40-68z">
          <text:p/>
        </draw:path>
        <draw:path draw:style-name="gr2" draw:text-style-name="P2" draw:layer="layout" svg:width="0.087cm" svg:height="0.1cm" svg:x="2.089cm" svg:y="1.277cm" svg:viewBox="0 0 88 101" svg:d="M88 35c0 31-24 66-58 66-22 0-30-20-30-37 0-27 22-64 56-64 18 0 32 12 32 35zM71 27c0-8-4-20-15-20-20 0-39 33-39 63 0 8 2 25 14 25 24 0 40-50 40-68z">
          <text:p/>
        </draw:path>
        <draw:path draw:style-name="gr2" draw:text-style-name="P2" draw:layer="layout" svg:width="0.051cm" svg:height="0.149cm" svg:x="2.19cm" svg:y="1.228cm" svg:viewBox="0 0 52 150" svg:d="M52 0l-33 131v2c0 2 0 3 2 3 6 0 13-8 15-13l3 4c-9 8-17 23-29 23-8 0-10-6-10-11 0-3 2-6 2-8l28-113c0-3 0-5 0-5 0-3-1-5-6-5-2 0-5 0-6 0v-3z">
          <text:p/>
        </draw:path>
        <draw:path draw:style-name="gr2" draw:text-style-name="P2" draw:layer="layout" svg:width="0.043cm" svg:height="0.105cm" svg:x="2.268cm" svg:y="1.303cm" svg:viewBox="0 0 44 106" svg:d="M44 106h-44v-2c13-2 16-6 16-14v-70c0-4-2-7-5-7-1 0-5 1-8 1l-3 2v-2l28-14h2v94c0 6 3 10 14 10z">
          <text:p/>
        </draw:path>
        <draw:path draw:style-name="gr3" draw:text-style-name="P3" draw:layer="layout" svg:width="1.837cm" svg:height="0.254cm" svg:x="1.174cm" svg:y="0.874cm" svg:viewBox="0 0 1838 255" svg:d="M0 128c0-70 57-128 127-128h1584c70 0 127 58 127 128s-57 127-127 127h-1584c-70 0-127-57-127-127z">
          <text:p/>
        </draw:path>
        <draw:path draw:style-name="gr2" draw:text-style-name="P2" draw:layer="layout" svg:width="0.147cm" svg:height="0.143cm" svg:x="1.831cm" svg:y="0.915cm" svg:viewBox="0 0 148 144" svg:d="M37 0h59c38 0 52 21 52 36 0 23-19 45-63 45-7 0-11-2-16-2-2 0-2 0-3 0l-13 48c0 3 0 5 0 6 0 5 3 8 16 8h8l-2 3h-75l2-3h3c18 0 22-6 24-14l27-108c0-2 2-5 2-6 0-6-5-9-18-9h-5zM83 11l-16 59c5 1 10 1 14 1 23 0 40-14 40-36 0-14-6-26-27-26-5 0-8 0-11 2z">
          <text:p/>
        </draw:path>
        <draw:path draw:style-name="gr2" draw:text-style-name="P2" draw:layer="layout" svg:width="0.087cm" svg:height="0.1cm" svg:x="1.987cm" svg:y="0.962cm" svg:viewBox="0 0 88 101" svg:d="M88 34c0 31-23 67-59 67-23 0-29-22-29-38 0-27 22-63 54-63 20 0 34 11 34 34zM71 27c0-8-3-21-17-21-17 0-36 33-36 63 0 7 0 25 12 25 24 0 41-50 41-67z">
          <text:p/>
        </draw:path>
        <draw:path draw:style-name="gr2" draw:text-style-name="P2" draw:layer="layout" svg:width="0.087cm" svg:height="0.1cm" svg:x="2.087cm" svg:y="0.962cm" svg:viewBox="0 0 88 101" svg:d="M88 34c0 31-23 67-58 67-22 0-30-22-30-38 0-27 22-63 57-63 17 0 31 11 31 34zM71 27c0-8-3-21-14-21-20 0-39 33-39 63 0 7 1 25 14 25 23 0 39-50 39-67z">
          <text:p/>
        </draw:path>
        <draw:path draw:style-name="gr2" draw:text-style-name="P2" draw:layer="layout" svg:width="0.05cm" svg:height="0.15cm" svg:x="2.189cm" svg:y="0.912cm" svg:viewBox="0 0 51 151" svg:d="M51 0l-32 131v2c0 2 0 3 1 3 7 0 13-8 15-12l4 3c-9 8-17 24-30 24-8 0-9-7-9-12 0-3 1-6 1-8l29-113c0-3 0-5 0-5 0-3-2-5-7-5-1 0-4 0-6 0v-3z">
          <text:p/>
        </draw:path>
        <draw:path draw:style-name="gr2" draw:text-style-name="P2" draw:layer="layout" svg:width="0.068cm" svg:height="0.106cm" svg:x="2.254cm" svg:y="0.987cm" svg:viewBox="0 0 69 107" svg:d="M69 85l-8 22h-61v-3l28-30c14-14 20-27 20-40 0-14-8-22-22-22-12 0-17 5-23 21l-3-2c3-17 12-31 33-31 17 0 28 14 28 28 0 13-6 24-19 38l-26 29h36c7 0 11-2 15-12z">
          <text:p/>
        </draw:path>
        <draw:path draw:style-name="gr3" draw:text-style-name="P3" draw:layer="layout" svg:width="1.837cm" svg:height="0.254cm" svg:x="1.177cm" svg:y="0.557cm" svg:viewBox="0 0 1838 255" svg:d="M0 128c0-71 58-128 127-128h1584c70 0 127 57 127 128 0 70-57 127-127 127h-1584c-69 0-127-57-127-127z">
          <text:p/>
        </draw:path>
        <draw:path draw:style-name="gr2" draw:text-style-name="P2" draw:layer="layout" svg:width="0.146cm" svg:height="0.143cm" svg:x="1.841cm" svg:y="0.596cm" svg:viewBox="0 0 147 144" svg:d="M37 0h58c39 0 52 19 52 35 0 24-18 46-63 46-6 0-11-2-16-2-1 0-1 0-3 0l-13 48c0 3 0 5 0 6 0 5 4 8 16 8h8l-1 3h-75l2-3h3c17 0 22-6 24-14l27-109c0-2 1-5 1-6 0-5-5-8-17-8h-5zM83 10l-16 60c4 1 9 1 14 1 22 0 40-14 40-37 0-15-7-26-27-26-5 0-8 0-11 2z">
          <text:p/>
        </draw:path>
        <draw:path draw:style-name="gr2" draw:text-style-name="P2" draw:layer="layout" svg:width="0.087cm" svg:height="0.1cm" svg:x="1.997cm" svg:y="0.642cm" svg:viewBox="0 0 88 101" svg:d="M88 36c0 31-24 65-60 65-22 0-28-20-28-36 0-27 22-65 55-65 19 0 33 13 33 36zM70 28c0-8-3-21-15-21-19 0-38 34-38 64 0 7 0 24 13 24 25 0 40-49 40-67z">
          <text:p/>
        </draw:path>
        <draw:path draw:style-name="gr2" draw:text-style-name="P2" draw:layer="layout" svg:width="0.087cm" svg:height="0.1cm" svg:x="2.097cm" svg:y="0.642cm" svg:viewBox="0 0 88 101" svg:d="M88 36c0 31-24 65-58 65-22 0-30-20-30-36 0-27 22-65 56-65 18 0 32 13 32 36zM70 28c0-8-3-21-14-21-19 0-39 34-39 64 0 7 2 24 14 24 24 0 39-49 39-67z">
          <text:p/>
        </draw:path>
        <draw:path draw:style-name="gr2" draw:text-style-name="P2" draw:layer="layout" svg:width="0.051cm" svg:height="0.149cm" svg:x="2.198cm" svg:y="0.593cm" svg:viewBox="0 0 52 150" svg:d="M52 0l-33 131v2c0 2 0 3 2 3 7 0 14-8 15-13l3 4c-8 8-17 23-29 23-8 0-10-6-10-11 0-3 2-6 2-8l29-113c0-3 0-5 0-5 0-3-1-5-7-5-2 0-5 0-6 0v-3z">
          <text:p/>
        </draw:path>
        <draw:path draw:style-name="gr2" draw:text-style-name="P2" draw:layer="layout" svg:width="0.06cm" svg:height="0.106cm" svg:x="2.265cm" svg:y="0.668cm" svg:viewBox="0 0 61 107" svg:d="M3 26h-3c5-15 14-26 30-26 17 0 26 8 26 20 0 9-4 17-15 24 7 3 11 4 14 8s6 12 6 20-3 16-8 21c-6 11-21 14-36 14-11 0-17-3-17-8 0-3 3-6 6-6s5 2 10 5 9 4 12 4c12 0 22-11 22-23 0-11-6-19-17-23-3-1-8-1-16-1v-3c7-2 10-4 13-5 8-5 13-11 13-21 0-12-7-17-18-17-9 0-16 5-22 17z">
          <text:p/>
        </draw:path>
        <draw:path draw:style-name="gr3" draw:text-style-name="P3" draw:layer="layout" svg:width="1.837cm" svg:height="0.254cm" svg:x="1.174cm" svg:y="0.239cm" svg:viewBox="0 0 1838 255" svg:d="M0 127c0-70 57-127 127-127h1584c70 0 127 57 127 127 0 71-57 128-127 128h-1584c-70 0-127-57-127-128z">
          <text:p/>
        </draw:path>
        <draw:path draw:style-name="gr2" draw:text-style-name="P2" draw:layer="layout" svg:width="0.151cm" svg:height="0.143cm" svg:x="1.93cm" svg:y="0.279cm" svg:viewBox="0 0 152 144" svg:d="M152 0l-10 35h-3c0-2 0-5 0-8 0-18-13-19-24-19h-33l-14 54h19c14 0 25-2 30-21h3l-14 55h-3c1-3 1-9 1-14 0-11-10-12-17-12h-20l-15 56c0 2 0 3 0 5 0 6 3 10 18 10h6l-1 3h-75l1-3h4c17 0 22-7 23-15l27-109c0-1 2-4 2-6 0-3-5-8-17-8h-5l1-3z">
          <text:p/>
        </draw:path>
        <draw:path draw:style-name="gr2" draw:text-style-name="P2" draw:layer="layout" svg:width="0.144cm" svg:height="0.148cm" svg:x="2.092cm" svg:y="0.277cm" svg:viewBox="0 0 145 149" svg:d="M145 0l-12 50h-3c0-2 0-4 0-10 0-14-8-32-33-32-45 0-70 45-70 84 0 24 13 46 43 46 20 0 36-11 46-21 1-1 3-3 4-5l5 4c-6 8-14 15-20 19-18 12-34 14-42 14-43 0-63-29-63-63 0-49 44-86 97-86 11 0 23 7 35 7 1 0 6 0 10-7z">
          <text:p/>
        </draw:path>
        <draw:polygon draw:style-name="gr4" draw:text-style-name="P4" draw:layer="layout" svg:width="0.148cm" svg:height="0.227cm" svg:x="2.657cm" svg:y="3.044cm" svg:viewBox="0 0 149 228" draw:points="76,228 0,0 149,0">
          <text:p/>
        </draw:polygon>
        <draw:polygon draw:style-name="gr1" draw:text-style-name="P1" draw:layer="layout" svg:width="0.148cm" svg:height="0.227cm" svg:x="2.657cm" svg:y="3.044cm" svg:viewBox="0 0 149 228" draw:points="76,228 0,0 149,0">
          <text:p/>
        </draw:polygon>
        <draw:path draw:style-name="gr5" draw:text-style-name="P5" draw:layer="layout" svg:width="0.708cm" svg:height="2.846cm" svg:x="4.268cm" svg:y="0.127cm" svg:viewBox="0 0 709 2847" svg:d="M0 238c0-132 107-238 238-238h233c132 0 238 106 238 238v2371c0 132-106 238-238 238h-233c-131 0-238-106-238-238z">
          <text:p/>
        </draw:path>
        <draw:path draw:style-name="gr6" draw:text-style-name="P1" draw:layer="layout" svg:width="0.708cm" svg:height="2.846cm" svg:x="4.268cm" svg:y="0.127cm" svg:viewBox="0 0 709 2847" svg:d="M0 238c0-132 107-238 238-238h233c132 0 238 106 238 238v2371c0 132-106 238-238 238h-233c-131 0-238-106-238-238z">
          <text:p/>
        </draw:path>
        <draw:path draw:style-name="gr2" draw:text-style-name="P2" draw:layer="layout" svg:width="0.148cm" svg:height="0.139cm" svg:x="4.441cm" svg:y="1.331cm" svg:viewBox="0 0 149 140" svg:d="M45 135v3 2h-45v-2-3l15-3 47-132h21l49 132 17 3v3 2h-58v-2-3l18-3-13-41h-56l-14 41zM67 15l-24 67h49z">
          <text:p/>
        </draw:path>
        <draw:polygon draw:style-name="gr2" draw:text-style-name="P2" draw:layer="layout" svg:width="0.144cm" svg:height="0.138cm" svg:x="4.595cm" svg:y="1.332cm" svg:viewBox="0 0 145 139" draw:points="28,131 45,134 45,137 45,139 0,139 0,137 0,134 15,131 62,67 22,8 7,6 7,3 7,0 64,0 64,3 64,6 46,8 75,51 108,8 91,6 91,3 91,0 136,0 136,3 136,6 121,8 81,60 130,131 145,134 145,137 145,139 88,139 88,137 88,134 106,131 68,77">
          <text:p/>
        </draw:polygon>
        <draw:polygon draw:style-name="gr2" draw:text-style-name="P2" draw:layer="layout" svg:width="0.056cm" svg:height="0.138cm" svg:x="4.75cm" svg:y="1.332cm" svg:viewBox="0 0 57 139" draw:points="39,131 57,134 57,137 57,139 0,139 0,137 0,134 19,131 19,69 19,8 0,6 0,3 0,0 57,0 57,3 57,6 39,8 39,69">
          <text:p/>
        </draw:polygon>
        <draw:path draw:style-name="gr2" draw:text-style-name="P2" draw:layer="layout" svg:width="0.09cm" svg:height="0.142cm" svg:x="4.341cm" svg:y="1.585cm" svg:viewBox="0 0 91 143" svg:d="M91 101c0 46-56 48-91 34v-16-16h7c0 21 13 31 36 31 29 0 40-34 19-48-23-14-62-13-62-51 0-40 51-39 84-31v14 14h-7l-3-17c-19-15-73-4-54 26 18 25 71 14 71 60z">
          <text:p/>
        </draw:path>
        <draw:path draw:style-name="gr2" draw:text-style-name="P2" draw:layer="layout" svg:width="0.056cm" svg:height="0.121cm" svg:x="4.446cm" svg:y="1.605cm" svg:viewBox="0 0 57 122" svg:d="M30 98c-1 15 15 15 27 12v3 4c-16 9-44 9-44-17v-34-34h-13c-1-9 9-7 13-10l10-22h7v11 11h23v5 5h-23v33z">
          <text:p/>
        </draw:path>
        <draw:path draw:style-name="gr2" draw:text-style-name="P2" draw:layer="layout" svg:width="0.065cm" svg:height="0.099cm" svg:x="4.507cm" svg:y="1.625cm" svg:viewBox="0 0 66 100" svg:d="M30 15c10-7 21-15 36-15v14 13c-12 1-5-19-24-10l-12 4v36 36l17 3v2 2h-47v-2-2l13-3v-41-41c-4-3-15 1-13-9h29z">
          <text:p/>
        </draw:path>
        <draw:path draw:style-name="gr2" draw:text-style-name="P2" draw:layer="layout" svg:width="0.078cm" svg:height="0.102cm" svg:x="4.581cm" svg:y="1.625cm" svg:viewBox="0 0 79 103" svg:d="M41 0c30 0 40 19 38 51h-60c-5 36 22 48 57 38v3 3c-8 4-21 8-32 8-32 0-44-20-44-53-1-32 13-50 41-50zM62 42c7-33-35-48-42-14-1 4-1 9-1 14z">
          <text:p/>
        </draw:path>
        <draw:path draw:style-name="gr2" draw:text-style-name="P2" draw:layer="layout" svg:width="0.084cm" svg:height="0.101cm" svg:x="4.673cm" svg:y="1.625cm" svg:viewBox="0 0 85 102" svg:d="M12 4c24-6 60-9 60 24v33 32c6 2 15-1 13 7h-27l-2-10c-14 18-61 18-55-17-1-29 26-29 54-30 2-22-3-42-25-33-3 1-7 2-9 3-2 4 0 15-9 13v-12zM18 73c0 24 24 19 37 13v-18-17c-20 1-37 0-37 22z">
          <text:p/>
        </draw:path>
        <draw:path draw:style-name="gr2" draw:text-style-name="P2" draw:layer="layout" svg:width="0.157cm" svg:height="0.099cm" svg:x="4.764cm" svg:y="1.625cm" svg:viewBox="0 0 158 100" svg:d="M70 31c2-23-25-19-40-15v39 38l14 3v2 2h-44c-1-7 8-5 12-7v-41-41c-4-3-13 0-12-9h29v9c13-10 46-19 54 1 19-14 61-22 61 17v32 32c5 2 16-1 14 7h-45v-2-2l14-3v-31-31c2-24-26-18-42-14 4 22 1 52 2 76l15 3v2 2h-46v-2-2l14-3v-31z">
          <text:p/>
        </draw:path>
        <draw:path draw:style-name="gr5" draw:text-style-name="P5" draw:layer="layout" svg:width="0.708cm" svg:height="3.898cm" svg:x="5.557cm" svg:y="0.127cm" svg:viewBox="0 0 709 3899" svg:d="M0 238c0-132 107-238 238-238h233c132 0 238 106 238 238v3423c0 132-106 238-238 238h-233c-131 0-238-106-238-238z">
          <text:p/>
        </draw:path>
        <draw:path draw:style-name="gr6" draw:text-style-name="P1" draw:layer="layout" svg:width="0.708cm" svg:height="3.898cm" svg:x="5.557cm" svg:y="0.127cm" svg:viewBox="0 0 709 3899" svg:d="M0 238c0-132 107-238 238-238h233c132 0 238 106 238 238v3423c0 132-106 238-238 238h-233c-131 0-238-106-238-238z">
          <text:p/>
        </draw:path>
        <draw:path draw:style-name="gr2" draw:text-style-name="P2" draw:layer="layout" svg:width="0.138cm" svg:height="0.14cm" svg:x="5.604cm" svg:y="1.982cm" svg:viewBox="0 0 139 141" svg:d="M38 129c51 8 78-10 78-60 0-47-29-63-78-60v61zM139 69c0 73-64 75-139 70v-2-3l18-3v-61-62l-18-2v-3-3h62c49 0 77 20 77 69z">
          <text:p/>
        </draw:path>
        <draw:path draw:style-name="gr2" draw:text-style-name="P2" draw:layer="layout" svg:width="0.135cm" svg:height="0.138cm" svg:x="5.756cm" svg:y="1.982cm" svg:viewBox="0 0 136 139" svg:d="M111 38c-1 21-12 33-29 38l39 55 15 3v3 2h-35l-38-60h-25v26 26l21 3v3 2h-57v-2-3l16-3v-61-62l-18-2v-3-3c47 2 111-12 111 38zM38 69c29 2 52 0 52-30 0-29-23-31-52-30v31z">
          <text:p/>
        </draw:path>
        <draw:path draw:style-name="gr2" draw:text-style-name="P2" draw:layer="layout" svg:width="0.149cm" svg:height="0.14cm" svg:x="5.893cm" svg:y="1.98cm" svg:viewBox="0 0 150 141" svg:d="M46 136v3 2h-46v-2-3l16-3 47-133h20l49 133 18 3v3 2h-59v-2-3l19-3-14-40h-55l-14 40zM68 16l-24 68h48z">
          <text:p/>
        </draw:path>
        <draw:polygon draw:style-name="gr2" draw:text-style-name="P2" draw:layer="layout" svg:width="0.176cm" svg:height="0.138cm" svg:x="6.049cm" svg:y="1.982cm" svg:viewBox="0 0 177 139" draw:points="85,139 80,139 30,20 30,76 30,131 49,134 49,137 49,139 0,139 0,137 0,134 18,131 18,70 18,8 0,6 0,3 0,0 43,0 88,106 137,0 177,0 177,3 177,6 159,8 159,70 159,131 177,134 177,137 177,139 121,139 121,137 121,134 140,131 140,76 140,20">
          <text:p/>
        </draw:polygon>
        <draw:path draw:style-name="gr5" draw:text-style-name="P5" draw:layer="layout" svg:width="0.489cm" svg:height="3.898cm" svg:x="0.123cm" svg:y="0.127cm" svg:viewBox="0 0 490 3899" svg:d="M0 238c0-132 107-238 239-238h13c132 0 238 106 238 238v3423c0 132-106 238-238 238h-13c-132 0-239-106-239-238z">
          <text:p/>
        </draw:path>
        <draw:path draw:style-name="gr6" draw:text-style-name="P1" draw:layer="layout" svg:width="0.489cm" svg:height="3.898cm" svg:x="0.123cm" svg:y="0.127cm" svg:viewBox="0 0 490 3899" svg:d="M0 238c0-132 107-238 239-238h13c132 0 238 106 238 238v3423c0 132-106 238-238 238h-13c-132 0-239-106-239-238z">
          <text:p/>
        </draw:path>
        <draw:path draw:style-name="gr2" draw:text-style-name="P2" draw:layer="layout" svg:width="0.149cm" svg:height="0.14cm" svg:x="0.184cm" svg:y="1.853cm" svg:viewBox="0 0 150 141" svg:d="M47 136v3 2h-47v-2-3l16-3 48-133h20l49 133 17 3v3 2h-58v-2-3l18-3-13-40h-55l-15 40zM69 16l-24 68h48z">
          <text:p/>
        </draw:path>
        <draw:polygon draw:style-name="gr2" draw:text-style-name="P2" draw:layer="layout" svg:width="0.144cm" svg:height="0.138cm" svg:x="0.339cm" svg:y="1.855cm" svg:viewBox="0 0 145 139" draw:points="29,131 46,134 46,137 46,139 0,139 0,137 0,134 15,131 63,68 23,9 7,6 7,3 7,0 65,0 65,3 65,6 47,9 76,52 108,9 91,6 91,3 91,0 136,0 136,3 136,6 121,9 82,61 130,131 145,134 145,137 145,139 88,139 88,137 88,134 106,131 69,78">
          <text:p/>
        </draw:polygon>
        <draw:polygon draw:style-name="gr2" draw:text-style-name="P2" draw:layer="layout" svg:width="0.056cm" svg:height="0.138cm" svg:x="0.494cm" svg:y="1.855cm" svg:viewBox="0 0 57 139" draw:points="39,131 57,134 57,137 57,139 0,139 0,137 0,134 18,131 18,70 18,9 0,6 0,3 0,0 57,0 57,3 57,6 39,9 39,70">
          <text:p/>
        </draw:polygon>
        <draw:path draw:style-name="gr2" draw:text-style-name="P2" draw:layer="layout" svg:width="0.111cm" svg:height="0.138cm" svg:x="0.205cm" svg:y="2.109cm" svg:viewBox="0 0 112 139" svg:d="M60 6l-21 2v62 61c19-1 43 1 60-3l6-29h7l-2 40h-110v-2-3l19-3v-61-62l-19-2v-3-3h60v3z">
          <text:p/>
        </draw:path>
        <draw:path draw:style-name="gr2" draw:text-style-name="P2" draw:layer="layout" svg:width="0.05cm" svg:height="0.14cm" svg:x="0.333cm" svg:y="2.107cm" svg:viewBox="0 0 51 141" svg:d="M23 23c-14 0-15-23 0-23 7 0 10 5 13 12-2 6-6 11-13 11zM33 134l18 3v2 2h-51v-2-2l16-3v-41-42l-14-2v-3-3h31v46z">
          <text:p/>
        </draw:path>
        <draw:path draw:style-name="gr2" draw:text-style-name="P2" draw:layer="layout" svg:width="0.056cm" svg:height="0.121cm" svg:x="0.389cm" svg:y="2.128cm" svg:viewBox="0 0 57 122" svg:d="M31 97c-1 16 14 16 26 12v4 4c-16 9-44 9-44-18v-34-34h-13c-1-8 9-6 13-9l10-22h8v11 11h22v5 4h-22v33z">
          <text:p/>
        </draw:path>
        <draw:path draw:style-name="gr2" draw:text-style-name="P2" draw:layer="layout" svg:width="0.078cm" svg:height="0.103cm" svg:x="0.454cm" svg:y="2.147cm" svg:viewBox="0 0 79 104" svg:d="M41 0c30 0 40 20 38 53h-60c-5 35 22 47 57 37v3 3c-8 4-20 8-32 8-32 0-44-20-44-52-1-33 13-52 41-52zM62 43c7-33-35-48-42-14-1 4-1 9-1 14z">
          <text:p/>
        </draw:path>
        <draw:polygon draw:style-name="gr7" draw:text-style-name="P5" draw:layer="layout" svg:width="0.581cm" svg:height="0.332cm" svg:x="4.978cm" svg:y="1.366cm" svg:viewBox="0 0 582 333" draw:points="0,166 211,0 211,82 370,82 370,0 582,166 370,333 370,249 211,249 211,333">
          <text:p/>
        </draw:polygon>
        <draw:polygon draw:style-name="gr8" draw:text-style-name="P6" draw:layer="layout" svg:width="0.257cm" svg:height="0.103cm" svg:x="3.021cm" svg:y="2.478cm" svg:viewBox="0 0 258 104" draw:points="258,78 46,78 46,104 0,51 46,0 46,25 258,25">
          <text:p/>
        </draw:polygon>
        <draw:polygon draw:style-name="gr9" draw:text-style-name="P5" draw:layer="layout" svg:width="0.257cm" svg:height="0.103cm" svg:x="3.021cm" svg:y="2.478cm" svg:viewBox="0 0 258 104" draw:points="258,78 46,78 46,104 0,51 46,0 46,25 258,25">
          <text:p/>
        </draw:polygon>
        <draw:polygon draw:style-name="gr8" draw:text-style-name="P6" draw:layer="layout" svg:width="0.258cm" svg:height="0.104cm" svg:x="3.013cm" svg:y="2.593cm" svg:viewBox="0 0 259 105" draw:points="0,26 213,26 213,0 259,54 213,105 213,79 0,79">
          <text:p/>
        </draw:polygon>
        <draw:polygon draw:style-name="gr9" draw:text-style-name="P5" draw:layer="layout" svg:width="0.258cm" svg:height="0.104cm" svg:x="3.013cm" svg:y="2.593cm" svg:viewBox="0 0 259 105" draw:points="0,26 213,26 213,0 259,54 213,105 213,79 0,79">
          <text:p/>
        </draw:polygon>
        <draw:path draw:style-name="gr8" draw:text-style-name="P6" draw:layer="layout" svg:width="0.729cm" svg:height="0.254cm" svg:x="3.281cm" svg:y="2.462cm" svg:viewBox="0 0 730 255" svg:d="M0 79c0-44 35-79 79-79h570c43 0 81 35 81 79v95c0 44-38 81-81 81h-570c-44 0-79-37-79-81z">
          <text:p/>
        </draw:path>
        <draw:path draw:style-name="gr9" draw:text-style-name="P5" draw:layer="layout" svg:width="0.729cm" svg:height="0.254cm" svg:x="3.281cm" svg:y="2.462cm" svg:viewBox="0 0 730 255" svg:d="M0 79c0-44 35-79 79-79h570c43 0 81 35 81 79v95c0 44-38 81-81 81h-570c-44 0-79-37-79-81z">
          <text:p/>
        </draw:path>
        <draw:path draw:style-name="gr2" draw:text-style-name="P2" draw:layer="layout" svg:width="0.133cm" svg:height="0.118cm" svg:x="3.392cm" svg:y="2.517cm" svg:viewBox="0 0 134 119" svg:d="M29 0h50c35 0 55 18 55 49 0 39-31 70-78 70h-56l2-2h3c12 0 17-7 19-14l22-88c0-2 0-4 0-5 0-5-3-7-14-7h-3zM67 7l-23 92c0 3 0 4 0 4 0 8 12 8 18 8 35 0 49-33 49-58 0-21-6-46-33-46-3 0-8 0-11 0z">
          <text:p/>
        </draw:path>
        <draw:path draw:style-name="gr2" draw:text-style-name="P2" draw:layer="layout" svg:width="0.185cm" svg:height="0.118cm" svg:x="3.536cm" svg:y="2.517cm" svg:viewBox="0 0 186 119" svg:d="M186 0v2h-4c-14 0-17 5-19 11l-23 90c0 2 0 5 0 7 0 3 3 7 14 7h3v2h-60v-2h3c14 0 17-7 19-14l21-79h-2l-62 95h-5l-17-95-22 78c0 3 0 5 0 8s3 7 14 7h4l-2 2h-48v-2h4c14 0 19-7 20-15l21-86c1-3 1-6 1-8 0-3-3-6-14-6h-3v-2h41l16 89 62-89z">
          <text:p/>
        </draw:path>
        <draw:path draw:style-name="gr2" draw:text-style-name="P2" draw:layer="layout" svg:width="0.119cm" svg:height="0.121cm" svg:x="3.727cm" svg:y="2.514cm" svg:viewBox="0 0 120 122" svg:d="M120 122h-52v-2h3c9 0 13-5 13-11 0-2 0-3 0-5l-4-20h-35l-15 25c-2 2-2 3-2 5 0 3 3 6 8 6h5v2h-41v-2c6-1 14-3 21-14l64-106h3l15 107c1 8 6 13 14 13h3zM80 77l-4-42h-2l-25 42z">
          <text:p/>
        </draw:path>
        <draw:path draw:style-name="gr2" draw:text-style-name="P2" draw:layer="layout" svg:width="0.037cm" svg:height="0.087cm" svg:x="3.865cm" svg:y="2.576cm" svg:viewBox="0 0 38 88" svg:d="M38 88h-36v-3c10 0 13-3 13-10v-58c0-4-1-6-4-6-2 0-4 0-6 2h-5v-2l25-11h1v76c0 8 2 9 12 9z">
          <text:p/>
        </draw:path>
        <draw:polygon draw:style-name="gr5" draw:text-style-name="P5" draw:layer="layout" svg:width="0.549cm" svg:height="0.178cm" svg:x="0.614cm" svg:y="2.503cm" svg:viewBox="0 0 550 179" draw:points="0,90 89,0 89,44 461,44 461,0 550,90 461,179 461,134 89,134 89,179">
          <text:p/>
        </draw:polygon>
        <draw:polygon draw:style-name="gr10" draw:text-style-name="P5" draw:layer="layout" svg:width="0.549cm" svg:height="0.178cm" svg:x="0.614cm" svg:y="2.503cm" svg:viewBox="0 0 550 179" draw:points="0,90 89,0 89,44 461,44 461,0 550,90 461,179 461,134 89,134 89,179">
          <text:p/>
        </draw:polygon>
        <draw:polygon draw:style-name="gr8" draw:text-style-name="P6" draw:layer="layout" svg:width="0.257cm" svg:height="0.103cm" svg:x="3.016cm" svg:y="2.16cm" svg:viewBox="0 0 258 104" draw:points="258,79 46,79 46,104 0,51 46,0 46,25 258,25">
          <text:p/>
        </draw:polygon>
        <draw:polygon draw:style-name="gr9" draw:text-style-name="P5" draw:layer="layout" svg:width="0.257cm" svg:height="0.103cm" svg:x="3.016cm" svg:y="2.16cm" svg:viewBox="0 0 258 104" draw:points="258,79 46,79 46,104 0,51 46,0 46,25 258,25">
          <text:p/>
        </draw:polygon>
        <draw:polygon draw:style-name="gr8" draw:text-style-name="P6" draw:layer="layout" svg:width="0.259cm" svg:height="0.103cm" svg:x="3.009cm" svg:y="2.276cm" svg:viewBox="0 0 260 104" draw:points="0,25 213,25 213,0 260,53 213,104 213,79 0,79">
          <text:p/>
        </draw:polygon>
        <draw:polygon draw:style-name="gr9" draw:text-style-name="P5" draw:layer="layout" svg:width="0.259cm" svg:height="0.103cm" svg:x="3.009cm" svg:y="2.276cm" svg:viewBox="0 0 260 104" draw:points="0,25 213,25 213,0 260,53 213,104 213,79 0,79">
          <text:p/>
        </draw:polygon>
        <draw:path draw:style-name="gr8" draw:text-style-name="P6" draw:layer="layout" svg:width="0.728cm" svg:height="0.254cm" svg:x="3.278cm" svg:y="2.144cm" svg:viewBox="0 0 729 255" svg:d="M0 81c0-45 35-81 79-81h570c43 0 80 36 80 81v95c0 43-37 79-80 79h-570c-44 0-79-36-79-79z">
          <text:p/>
        </draw:path>
        <draw:path draw:style-name="gr9" draw:text-style-name="P5" draw:layer="layout" svg:width="0.728cm" svg:height="0.254cm" svg:x="3.278cm" svg:y="2.144cm" svg:viewBox="0 0 729 255" svg:d="M0 81c0-45 35-81 79-81h570c43 0 80 36 80 81v95c0 43-37 79-80 79h-570c-44 0-79-36-79-79z">
          <text:p/>
        </draw:path>
        <draw:path draw:style-name="gr2" draw:text-style-name="P2" draw:layer="layout" svg:width="0.133cm" svg:height="0.117cm" svg:x="3.389cm" svg:y="2.2cm" svg:viewBox="0 0 134 118" svg:d="M29 0h51c35 0 54 17 54 49 0 39-30 69-78 69h-56l1-1h5c12 0 17-7 19-13l22-90c0-2 0-3 0-5 0-4-3-6-14-6h-4zM67 6l-22 93c0 3 0 5 0 5 0 8 11 8 18 8 35 0 49-34 49-60 0-20-6-46-33-46-4 0-8 0-12 0z">
          <text:p/>
        </draw:path>
        <draw:path draw:style-name="gr2" draw:text-style-name="P2" draw:layer="layout" svg:width="0.184cm" svg:height="0.117cm" svg:x="3.533cm" svg:y="2.2cm" svg:viewBox="0 0 185 118" svg:d="M185 0v1h-3c-14 0-17 5-19 11l-24 92c0 2 0 5 0 6 0 3 4 7 15 7h3v1h-60v-1h3c14 0 17-7 19-13l20-80h-1l-62 94h-5l-18-94-21 78c0 4 0 5 0 8s3 7 14 7h3l-1 1h-48v-1h3c15 0 20-7 21-15l21-86c1-4 1-7 1-8 0-3-3-7-14-7h-3v-1h41l15 90 62-90z">
          <text:p/>
        </draw:path>
        <draw:path draw:style-name="gr2" draw:text-style-name="P2" draw:layer="layout" svg:width="0.119cm" svg:height="0.12cm" svg:x="3.724cm" svg:y="2.197cm" svg:viewBox="0 0 120 121" svg:d="M120 121h-53v-1h4c9 0 12-5 12-11 0-2 0-4 0-5l-3-21h-35l-16 26c-1 1-1 3-1 4 0 3 3 7 8 7h4v1h-40v-1c6-2 14-4 20-15l65-105h3l14 107c2 8 7 13 15 13h3zM80 77l-5-41h-1l-26 41z">
          <text:p/>
        </draw:path>
        <draw:path draw:style-name="gr2" draw:text-style-name="P2" draw:layer="layout" svg:width="0.058cm" svg:height="0.087cm" svg:x="3.852cm" svg:y="2.259cm" svg:viewBox="0 0 59 88" svg:d="M59 70l-9 18h-50v-2l23-25c12-13 17-23 17-34 0-12-8-18-19-18-8 0-13 3-19 16h-2c2-14 11-25 27-25 15 0 24 9 24 22 0 11-6 20-17 32l-21 23h30c5 0 8 0 14-8z">
          <text:p/>
        </draw:path>
        <draw:polygon draw:style-name="gr5" draw:text-style-name="P5" draw:layer="layout" svg:width="0.55cm" svg:height="0.178cm" svg:x="0.612cm" svg:y="2.185cm" svg:viewBox="0 0 551 179" draw:points="0,90 89,1 89,46 462,46 462,0 551,90 462,179 462,135 89,135 89,179">
          <text:p/>
        </draw:polygon>
        <draw:polygon draw:style-name="gr10" draw:text-style-name="P5" draw:layer="layout" svg:width="0.55cm" svg:height="0.178cm" svg:x="0.612cm" svg:y="2.185cm" svg:viewBox="0 0 551 179" draw:points="0,90 89,1 89,46 462,46 462,0 551,90 462,179 462,135 89,135 89,179">
          <text:p/>
        </draw:polygon>
        <draw:polygon draw:style-name="gr8" draw:text-style-name="P6" draw:layer="layout" svg:width="0.257cm" svg:height="0.103cm" svg:x="3.021cm" svg:y="1.843cm" svg:viewBox="0 0 258 104" draw:points="258,78 46,78 46,104 0,50 46,0 46,25 258,25">
          <text:p/>
        </draw:polygon>
        <draw:polygon draw:style-name="gr9" draw:text-style-name="P5" draw:layer="layout" svg:width="0.257cm" svg:height="0.103cm" svg:x="3.021cm" svg:y="1.843cm" svg:viewBox="0 0 258 104" draw:points="258,78 46,78 46,104 0,50 46,0 46,25 258,25">
          <text:p/>
        </draw:polygon>
        <draw:polygon draw:style-name="gr8" draw:text-style-name="P6" draw:layer="layout" svg:width="0.258cm" svg:height="0.104cm" svg:x="3.013cm" svg:y="1.958cm" svg:viewBox="0 0 259 105" draw:points="0,26 213,26 213,0 259,54 213,105 213,79 0,79">
          <text:p/>
        </draw:polygon>
        <draw:polygon draw:style-name="gr9" draw:text-style-name="P5" draw:layer="layout" svg:width="0.258cm" svg:height="0.104cm" svg:x="3.013cm" svg:y="1.958cm" svg:viewBox="0 0 259 105" draw:points="0,26 213,26 213,0 259,54 213,105 213,79 0,79">
          <text:p/>
        </draw:polygon>
        <draw:path draw:style-name="gr8" draw:text-style-name="P6" draw:layer="layout" svg:width="0.729cm" svg:height="0.254cm" svg:x="3.281cm" svg:y="1.827cm" svg:viewBox="0 0 730 255" svg:d="M0 80c0-45 35-80 79-80h570c43 0 81 35 81 80v95c0 43-38 80-81 80h-570c-44 0-79-37-79-80z">
          <text:p/>
        </draw:path>
        <draw:path draw:style-name="gr9" draw:text-style-name="P5" draw:layer="layout" svg:width="0.729cm" svg:height="0.254cm" svg:x="3.281cm" svg:y="1.827cm" svg:viewBox="0 0 730 255" svg:d="M0 80c0-45 35-80 79-80h570c43 0 81 35 81 80v95c0 43-38 80-81 80h-570c-44 0-79-37-79-80z">
          <text:p/>
        </draw:path>
        <draw:path draw:style-name="gr2" draw:text-style-name="P2" draw:layer="layout" svg:width="0.133cm" svg:height="0.118cm" svg:x="3.392cm" svg:y="1.882cm" svg:viewBox="0 0 134 119" svg:d="M29 0h50c35 0 55 18 55 50 0 39-31 69-78 69h-56l2-2h3c12 0 17-6 19-13l22-89c0-2 0-4 0-5 0-5-3-7-14-7h-3zM67 7l-23 93c0 3 0 4 0 4 0 8 12 8 18 8 35 0 49-33 49-58 0-22-6-47-33-47-3 0-8 0-11 0z">
          <text:p/>
        </draw:path>
        <draw:path draw:style-name="gr2" draw:text-style-name="P2" draw:layer="layout" svg:width="0.185cm" svg:height="0.118cm" svg:x="3.536cm" svg:y="1.882cm" svg:viewBox="0 0 186 119" svg:d="M186 0v2h-4c-14 0-17 5-19 11l-23 91c0 2 0 5 0 7 0 3 3 6 14 6h3v2h-60v-2h3c14 0 17-6 19-13l21-80h-2l-62 95h-5l-17-95-22 79c0 3 0 5 0 8s3 6 14 6h4l-2 2h-48v-2h4c14 0 19-6 20-14l21-87c1-3 1-6 1-8 0-3-3-6-14-6h-3v-2h41l16 90 62-90z">
          <text:p/>
        </draw:path>
        <draw:path draw:style-name="gr2" draw:text-style-name="P2" draw:layer="layout" svg:width="0.119cm" svg:height="0.121cm" svg:x="3.727cm" svg:y="1.879cm" svg:viewBox="0 0 120 122" svg:d="M120 122h-52v-2h3c9 0 13-5 13-11 0-2 0-3 0-5l-4-21h-35l-15 26c-2 2-2 3-2 5 0 3 3 6 8 6h5v2h-41v-2c6-1 14-3 21-14l64-106h3l15 107c1 8 6 13 14 13h3zM80 76l-4-41h-2l-25 41z">
          <text:p/>
        </draw:path>
        <draw:path draw:style-name="gr2" draw:text-style-name="P2" draw:layer="layout" svg:width="0.049cm" svg:height="0.089cm" svg:x="3.857cm" svg:y="1.941cm" svg:viewBox="0 0 50 90" svg:d="M2 21h-2c3-13 11-21 26-21 11 0 20 6 20 17 0 7-4 13-13 18 8 3 9 6 13 7 3 5 4 11 4 18 0 6-1 12-4 17-8 8-20 13-32 13-9 0-14-3-14-8 0-3 2-5 5-5 1 0 5 2 8 3 5 4 8 5 11 5 9 0 17-9 17-20 0-10-4-16-14-18-3-2-6-2-13-2v-1c5-2 8-3 12-6 6-3 9-9 9-17 0-10-5-13-14-13-8 0-13 3-19 13z">
          <text:p/>
        </draw:path>
        <draw:polygon draw:style-name="gr5" draw:text-style-name="P5" draw:layer="layout" svg:width="0.549cm" svg:height="0.178cm" svg:x="0.614cm" svg:y="1.868cm" svg:viewBox="0 0 550 179" draw:points="0,89 89,0 89,44 461,44 461,0 550,89 461,179 461,133 89,133 89,179">
          <text:p/>
        </draw:polygon>
        <draw:polygon draw:style-name="gr10" draw:text-style-name="P5" draw:layer="layout" svg:width="0.549cm" svg:height="0.178cm" svg:x="0.614cm" svg:y="1.868cm" svg:viewBox="0 0 550 179" draw:points="0,89 89,0 89,44 461,44 461,0 550,89 461,179 461,133 89,133 89,179">
          <text:p/>
        </draw:polygon>
        <draw:polygon draw:style-name="gr8" draw:text-style-name="P6" draw:layer="layout" svg:width="0.257cm" svg:height="0.103cm" svg:x="3.016cm" svg:y="1.525cm" svg:viewBox="0 0 258 104" draw:points="258,79 46,79 46,104 0,51 46,0 46,25 258,25">
          <text:p/>
        </draw:polygon>
        <draw:polygon draw:style-name="gr9" draw:text-style-name="P5" draw:layer="layout" svg:width="0.257cm" svg:height="0.103cm" svg:x="3.016cm" svg:y="1.525cm" svg:viewBox="0 0 258 104" draw:points="258,79 46,79 46,104 0,51 46,0 46,25 258,25">
          <text:p/>
        </draw:polygon>
        <draw:polygon draw:style-name="gr8" draw:text-style-name="P6" draw:layer="layout" svg:width="0.259cm" svg:height="0.103cm" svg:x="3.009cm" svg:y="1.641cm" svg:viewBox="0 0 260 104" draw:points="0,25 213,25 213,0 260,52 213,104 213,79 0,79">
          <text:p/>
        </draw:polygon>
        <draw:polygon draw:style-name="gr9" draw:text-style-name="P5" draw:layer="layout" svg:width="0.259cm" svg:height="0.103cm" svg:x="3.009cm" svg:y="1.641cm" svg:viewBox="0 0 260 104" draw:points="0,25 213,25 213,0 260,52 213,104 213,79 0,79">
          <text:p/>
        </draw:polygon>
        <draw:path draw:style-name="gr8" draw:text-style-name="P6" draw:layer="layout" svg:width="0.728cm" svg:height="0.254cm" svg:x="3.278cm" svg:y="1.509cm" svg:viewBox="0 0 729 255" svg:d="M0 80c0-45 35-80 79-80h570c43 0 80 35 80 80v96c0 43-37 79-80 79h-570c-44 0-79-36-79-79z">
          <text:p/>
        </draw:path>
        <draw:path draw:style-name="gr9" draw:text-style-name="P5" draw:layer="layout" svg:width="0.728cm" svg:height="0.254cm" svg:x="3.278cm" svg:y="1.509cm" svg:viewBox="0 0 729 255" svg:d="M0 80c0-45 35-80 79-80h570c43 0 80 35 80 80v96c0 43-37 79-80 79h-570c-44 0-79-36-79-79z">
          <text:p/>
        </draw:path>
        <draw:path draw:style-name="gr2" draw:text-style-name="P2" draw:layer="layout" svg:width="0.133cm" svg:height="0.117cm" svg:x="3.389cm" svg:y="1.565cm" svg:viewBox="0 0 134 118" svg:d="M29 0h51c35 0 54 18 54 50 0 38-30 68-78 68h-56l1-1h5c12 0 17-7 19-13l22-90c0-2 0-3 0-5 0-4-3-6-14-6h-4zM67 6l-22 93c0 3 0 5 0 5 0 8 11 8 18 8 35 0 49-33 49-59 0-20-6-47-33-47-4 0-8 0-12 0z">
          <text:p/>
        </draw:path>
        <draw:path draw:style-name="gr2" draw:text-style-name="P2" draw:layer="layout" svg:width="0.184cm" svg:height="0.117cm" svg:x="3.533cm" svg:y="1.565cm" svg:viewBox="0 0 185 118" svg:d="M185 0v1h-3c-14 0-17 5-19 11l-24 92c0 2 0 5 0 6 0 3 4 7 15 7h3v1h-60v-1h3c14 0 17-7 19-13l20-79h-1l-62 93h-5l-18-93-21 77c0 4 0 5 0 8s3 7 14 7h3l-1 1h-48v-1h3c15 0 20-7 21-15l21-85c1-5 1-8 1-9 0-3-3-7-14-7h-3v-1h41l15 90 62-90z">
          <text:p/>
        </draw:path>
        <draw:path draw:style-name="gr2" draw:text-style-name="P2" draw:layer="layout" svg:width="0.119cm" svg:height="0.12cm" svg:x="3.724cm" svg:y="1.562cm" svg:viewBox="0 0 120 121" svg:d="M120 121h-53v-1h4c9 0 12-5 12-11 0-2 0-4 0-5l-3-21h-35l-16 26c-1 1-1 3-1 4 0 3 3 7 8 7h4v1h-40v-1c6-2 14-4 20-15l65-105h3l14 107c2 8 7 13 15 13h3zM80 77l-5-42h-1l-26 42z">
          <text:p/>
        </draw:path>
        <draw:path draw:style-name="gr2" draw:text-style-name="P2" draw:layer="layout" svg:width="0.061cm" svg:height="0.087cm" svg:x="3.849cm" svg:y="1.624cm" svg:viewBox="0 0 62 88" svg:d="M62 65h-15v23h-9v-23h-38v-8l42-57h5v57h15zM38 57v-45l-31 45z">
          <text:p/>
        </draw:path>
        <draw:polygon draw:style-name="gr5" draw:text-style-name="P5" draw:layer="layout" svg:width="0.55cm" svg:height="0.178cm" svg:x="0.612cm" svg:y="1.55cm" svg:viewBox="0 0 551 179" draw:points="0,89 89,1 89,45 462,45 462,0 551,89 462,179 462,135 89,135 89,179">
          <text:p/>
        </draw:polygon>
        <draw:polygon draw:style-name="gr10" draw:text-style-name="P5" draw:layer="layout" svg:width="0.55cm" svg:height="0.178cm" svg:x="0.612cm" svg:y="1.55cm" svg:viewBox="0 0 551 179" draw:points="0,89 89,1 89,45 462,45 462,0 551,89 462,179 462,135 89,135 89,179">
          <text:p/>
        </draw:polygon>
        <draw:polygon draw:style-name="gr8" draw:text-style-name="P6" draw:layer="layout" svg:width="0.257cm" svg:height="0.103cm" svg:x="3.021cm" svg:y="1.208cm" svg:viewBox="0 0 258 104" draw:points="258,77 46,77 46,104 0,50 46,0 46,25 258,25">
          <text:p/>
        </draw:polygon>
        <draw:polygon draw:style-name="gr9" draw:text-style-name="P5" draw:layer="layout" svg:width="0.257cm" svg:height="0.103cm" svg:x="3.021cm" svg:y="1.208cm" svg:viewBox="0 0 258 104" draw:points="258,77 46,77 46,104 0,50 46,0 46,25 258,25">
          <text:p/>
        </draw:polygon>
        <draw:polygon draw:style-name="gr8" draw:text-style-name="P6" draw:layer="layout" svg:width="0.258cm" svg:height="0.104cm" svg:x="3.013cm" svg:y="1.323cm" svg:viewBox="0 0 259 105" draw:points="0,26 213,26 213,0 259,53 213,105 213,79 0,79">
          <text:p/>
        </draw:polygon>
        <draw:polygon draw:style-name="gr9" draw:text-style-name="P5" draw:layer="layout" svg:width="0.258cm" svg:height="0.104cm" svg:x="3.013cm" svg:y="1.323cm" svg:viewBox="0 0 259 105" draw:points="0,26 213,26 213,0 259,53 213,105 213,79 0,79">
          <text:p/>
        </draw:polygon>
        <draw:path draw:style-name="gr8" draw:text-style-name="P6" draw:layer="layout" svg:width="0.729cm" svg:height="0.254cm" svg:x="3.281cm" svg:y="1.192cm" svg:viewBox="0 0 730 255" svg:d="M0 79c0-44 35-79 79-79h570c43 0 81 35 81 79v95c0 44-38 81-81 81h-570c-44 0-79-37-79-81z">
          <text:p/>
        </draw:path>
        <draw:path draw:style-name="gr9" draw:text-style-name="P5" draw:layer="layout" svg:width="0.729cm" svg:height="0.254cm" svg:x="3.281cm" svg:y="1.192cm" svg:viewBox="0 0 730 255" svg:d="M0 79c0-44 35-79 79-79h570c43 0 81 35 81 79v95c0 44-38 81-81 81h-570c-44 0-79-37-79-81z">
          <text:p/>
        </draw:path>
        <draw:path draw:style-name="gr2" draw:text-style-name="P2" draw:layer="layout" svg:width="0.133cm" svg:height="0.118cm" svg:x="3.392cm" svg:y="1.247cm" svg:viewBox="0 0 134 119" svg:d="M29 0h50c35 0 55 18 55 49 0 39-31 70-78 70h-56l2-2h3c12 0 17-6 19-13l22-89c0-2 0-4 0-5 0-5-3-7-14-7h-3zM67 7l-23 93c0 3 0 4 0 4 0 8 12 8 18 8 35 0 49-34 49-59 0-21-6-46-33-46-3 0-8 0-11 0z">
          <text:p/>
        </draw:path>
        <draw:path draw:style-name="gr2" draw:text-style-name="P2" draw:layer="layout" svg:width="0.185cm" svg:height="0.118cm" svg:x="3.536cm" svg:y="1.247cm" svg:viewBox="0 0 186 119" svg:d="M186 0v2h-4c-14 0-17 5-19 11l-23 91c0 2 0 5 0 7 0 3 3 6 14 6h3v2h-60v-2h3c14 0 17-6 19-13l21-80h-2l-62 95h-5l-17-95-22 79c0 3 0 5 0 8s3 6 14 6h4l-2 2h-48v-2h4c14 0 19-6 20-14l21-87c1-3 1-6 1-8 0-3-3-6-14-6h-3v-2h41l16 89 62-89z">
          <text:p/>
        </draw:path>
        <draw:path draw:style-name="gr2" draw:text-style-name="P2" draw:layer="layout" svg:width="0.119cm" svg:height="0.121cm" svg:x="3.727cm" svg:y="1.244cm" svg:viewBox="0 0 120 122" svg:d="M120 122h-52v-2h3c9 0 13-5 13-11 0-2 0-3 0-5l-4-20h-35l-15 25c-2 2-2 3-2 5 0 3 3 6 8 6h5v2h-41v-2c6-1 14-3 21-14l64-106h3l15 107c1 8 6 13 14 13h3zM80 77l-4-41h-2l-25 41z">
          <text:p/>
        </draw:path>
        <draw:path draw:style-name="gr2" draw:text-style-name="P2" draw:layer="layout" svg:width="0.052cm" svg:height="0.092cm" svg:x="3.856cm" svg:y="1.304cm" svg:viewBox="0 0 53 93" svg:d="M53 0l-5 13c0 1-1 1-3 1h-25l-6 11c18 3 25 7 33 18 3 4 4 9 4 16 0 12-4 20-12 27-7 4-13 7-24 7-9 0-15-4-15-9 0-3 1-5 6-5 1 0 5 0 9 3 5 4 8 5 9 5 10 0 18-11 18-22 0-8-3-14-8-19-6-5-17-10-28-10-2 0-2 0-2 0 0-1 0-1 0-1l13-30h28c3 0 5 0 6-5z">
          <text:p/>
        </draw:path>
        <draw:polygon draw:style-name="gr5" draw:text-style-name="P5" draw:layer="layout" svg:width="0.549cm" svg:height="0.178cm" svg:x="0.614cm" svg:y="1.233cm" svg:viewBox="0 0 550 179" draw:points="0,89 89,0 89,44 461,44 461,0 550,89 461,179 461,134 89,134 89,179">
          <text:p/>
        </draw:polygon>
        <draw:polygon draw:style-name="gr10" draw:text-style-name="P5" draw:layer="layout" svg:width="0.549cm" svg:height="0.178cm" svg:x="0.614cm" svg:y="1.233cm" svg:viewBox="0 0 550 179" draw:points="0,89 89,0 89,44 461,44 461,0 550,89 461,179 461,134 89,134 89,179">
          <text:p/>
        </draw:polygon>
        <draw:polygon draw:style-name="gr8" draw:text-style-name="P6" draw:layer="layout" svg:width="0.257cm" svg:height="0.103cm" svg:x="3.016cm" svg:y="0.89cm" svg:viewBox="0 0 258 104" draw:points="258,78 46,78 46,104 0,51 46,0 46,25 258,25">
          <text:p/>
        </draw:polygon>
        <draw:polygon draw:style-name="gr9" draw:text-style-name="P5" draw:layer="layout" svg:width="0.257cm" svg:height="0.103cm" svg:x="3.016cm" svg:y="0.89cm" svg:viewBox="0 0 258 104" draw:points="258,78 46,78 46,104 0,51 46,0 46,25 258,25">
          <text:p/>
        </draw:polygon>
        <draw:polygon draw:style-name="gr8" draw:text-style-name="P6" draw:layer="layout" svg:width="0.259cm" svg:height="0.103cm" svg:x="3.009cm" svg:y="1.006cm" svg:viewBox="0 0 260 104" draw:points="0,25 213,25 213,0 260,52 213,104 213,79 0,79">
          <text:p/>
        </draw:polygon>
        <draw:polygon draw:style-name="gr9" draw:text-style-name="P5" draw:layer="layout" svg:width="0.259cm" svg:height="0.103cm" svg:x="3.009cm" svg:y="1.006cm" svg:viewBox="0 0 260 104" draw:points="0,25 213,25 213,0 260,52 213,104 213,79 0,79">
          <text:p/>
        </draw:polygon>
        <draw:path draw:style-name="gr8" draw:text-style-name="P6" draw:layer="layout" svg:width="0.728cm" svg:height="0.254cm" svg:x="3.278cm" svg:y="0.874cm" svg:viewBox="0 0 729 255" svg:d="M0 81c0-45 35-81 79-81h570c43 0 80 36 80 81v95c0 43-37 79-80 79h-570c-44 0-79-36-79-79z">
          <text:p/>
        </draw:path>
        <draw:path draw:style-name="gr9" draw:text-style-name="P5" draw:layer="layout" svg:width="0.728cm" svg:height="0.254cm" svg:x="3.278cm" svg:y="0.874cm" svg:viewBox="0 0 729 255" svg:d="M0 81c0-45 35-81 79-81h570c43 0 80 36 80 81v95c0 43-37 79-80 79h-570c-44 0-79-36-79-79z">
          <text:p/>
        </draw:path>
        <draw:path draw:style-name="gr2" draw:text-style-name="P2" draw:layer="layout" svg:width="0.133cm" svg:height="0.117cm" svg:x="3.389cm" svg:y="0.93cm" svg:viewBox="0 0 134 118" svg:d="M29 0h51c35 0 54 17 54 49 0 39-30 69-78 69h-56l1-1h5c12 0 17-7 19-13l22-90c0-2 0-3 0-5 0-4-3-6-14-6h-4zM67 6l-22 93c0 3 0 5 0 5 0 8 11 8 18 8 35 0 49-33 49-60 0-20-6-46-33-46-4 0-8 0-12 0z">
          <text:p/>
        </draw:path>
        <draw:path draw:style-name="gr2" draw:text-style-name="P2" draw:layer="layout" svg:width="0.184cm" svg:height="0.117cm" svg:x="3.533cm" svg:y="0.93cm" svg:viewBox="0 0 185 118" svg:d="M185 0v1h-3c-14 0-17 5-19 11l-24 92c0 2 0 5 0 6 0 3 4 7 15 7h3v1h-60v-1h3c14 0 17-7 19-13l20-80h-1l-62 94h-5l-18-94-21 78c0 4 0 5 0 8s3 7 14 7h3l-1 1h-48v-1h3c15 0 20-7 21-15l21-86c1-4 1-7 1-8 0-3-3-7-14-7h-3v-1h41l15 90 62-90z">
          <text:p/>
        </draw:path>
        <draw:path draw:style-name="gr2" draw:text-style-name="P2" draw:layer="layout" svg:width="0.119cm" svg:height="0.12cm" svg:x="3.724cm" svg:y="0.927cm" svg:viewBox="0 0 120 121" svg:d="M120 121h-53v-1h4c9 0 12-5 12-11 0-2 0-4 0-5l-3-22h-35l-16 27c-1 1-1 3-1 4 0 3 3 7 8 7h4v1h-40v-1c6-2 14-4 20-15l65-105h3l14 107c2 8 7 13 15 13h3zM80 76l-5-41h-1l-26 41z">
          <text:p/>
        </draw:path>
        <draw:path draw:style-name="gr2" draw:text-style-name="P2" draw:layer="layout" svg:width="0.056cm" svg:height="0.09cm" svg:x="3.852cm" svg:y="0.987cm" svg:viewBox="0 0 57 91" svg:d="M54 0l1 3c-20 3-36 16-39 37 7-5 11-7 17-7 14 0 24 10 24 28 0 8-2 16-6 21-5 6-12 9-21 9-11 0-19-4-23-12-3-8-7-16-7-26 0-15 5-26 15-36 12-12 21-15 39-17zM46 64c0-16-5-24-18-24-9 0-15 3-15 15 0 19 6 32 19 32 9 0 14-8 14-23z">
          <text:p/>
        </draw:path>
        <draw:polygon draw:style-name="gr5" draw:text-style-name="P5" draw:layer="layout" svg:width="0.55cm" svg:height="0.178cm" svg:x="0.612cm" svg:y="0.915cm" svg:viewBox="0 0 551 179" draw:points="0,90 89,1 89,45 462,45 462,0 551,90 462,179 462,135 89,135 89,179">
          <text:p/>
        </draw:polygon>
        <draw:polygon draw:style-name="gr10" draw:text-style-name="P5" draw:layer="layout" svg:width="0.55cm" svg:height="0.178cm" svg:x="0.612cm" svg:y="0.915cm" svg:viewBox="0 0 551 179" draw:points="0,90 89,1 89,45 462,45 462,0 551,90 462,179 462,135 89,135 89,179">
          <text:p/>
        </draw:polygon>
        <draw:polygon draw:style-name="gr8" draw:text-style-name="P6" draw:layer="layout" svg:width="0.257cm" svg:height="0.103cm" svg:x="3.021cm" svg:y="0.573cm" svg:viewBox="0 0 258 104" draw:points="258,77 46,77 46,104 0,50 46,0 46,25 258,25">
          <text:p/>
        </draw:polygon>
        <draw:polygon draw:style-name="gr9" draw:text-style-name="P5" draw:layer="layout" svg:width="0.257cm" svg:height="0.103cm" svg:x="3.021cm" svg:y="0.573cm" svg:viewBox="0 0 258 104" draw:points="258,77 46,77 46,104 0,50 46,0 46,25 258,25">
          <text:p/>
        </draw:polygon>
        <draw:polygon draw:style-name="gr8" draw:text-style-name="P6" draw:layer="layout" svg:width="0.258cm" svg:height="0.104cm" svg:x="3.013cm" svg:y="0.688cm" svg:viewBox="0 0 259 105" draw:points="0,26 213,26 213,0 259,53 213,105 213,78 0,78">
          <text:p/>
        </draw:polygon>
        <draw:polygon draw:style-name="gr9" draw:text-style-name="P5" draw:layer="layout" svg:width="0.258cm" svg:height="0.104cm" svg:x="3.013cm" svg:y="0.688cm" svg:viewBox="0 0 259 105" draw:points="0,26 213,26 213,0 259,53 213,105 213,78 0,78">
          <text:p/>
        </draw:polygon>
        <draw:path draw:style-name="gr8" draw:text-style-name="P6" draw:layer="layout" svg:width="0.729cm" svg:height="0.254cm" svg:x="3.281cm" svg:y="0.557cm" svg:viewBox="0 0 730 255" svg:d="M0 80c0-45 35-80 79-80h570c43 0 81 35 81 80v95c0 43-38 80-81 80h-570c-44 0-79-37-79-80z">
          <text:p/>
        </draw:path>
        <draw:path draw:style-name="gr9" draw:text-style-name="P5" draw:layer="layout" svg:width="0.729cm" svg:height="0.254cm" svg:x="3.281cm" svg:y="0.557cm" svg:viewBox="0 0 730 255" svg:d="M0 80c0-45 35-80 79-80h570c43 0 81 35 81 80v95c0 43-38 80-81 80h-570c-44 0-79-37-79-80z">
          <text:p/>
        </draw:path>
        <draw:path draw:style-name="gr2" draw:text-style-name="P2" draw:layer="layout" svg:width="0.133cm" svg:height="0.118cm" svg:x="3.392cm" svg:y="0.612cm" svg:viewBox="0 0 134 119" svg:d="M29 0h50c35 0 55 18 55 50 0 39-31 69-78 69h-56l2-2h3c12 0 17-6 19-13l22-89c0-2 0-4 0-5 0-5-3-7-14-7h-3zM67 7l-23 93c0 3 0 4 0 4 0 8 12 8 18 8 35 0 49-33 49-58 0-21-6-47-33-47-3 0-8 0-11 0z">
          <text:p/>
        </draw:path>
        <draw:path draw:style-name="gr2" draw:text-style-name="P2" draw:layer="layout" svg:width="0.185cm" svg:height="0.118cm" svg:x="3.536cm" svg:y="0.612cm" svg:viewBox="0 0 186 119" svg:d="M186 0v2h-4c-14 0-17 5-19 11l-23 91c0 2 0 5 0 7 0 3 3 6 14 6h3v2h-60v-2h3c14 0 17-6 19-13l21-80h-2l-62 95h-5l-17-95-22 79c0 3 0 5 0 8s3 6 14 6h4l-2 2h-48v-2h4c14 0 19-6 20-14l21-87c1-3 1-6 1-8 0-3-3-6-14-6h-3v-2h41l16 90 62-90z">
          <text:p/>
        </draw:path>
        <draw:path draw:style-name="gr2" draw:text-style-name="P2" draw:layer="layout" svg:width="0.119cm" svg:height="0.121cm" svg:x="3.727cm" svg:y="0.609cm" svg:viewBox="0 0 120 122" svg:d="M120 122h-52v-2h3c9 0 13-5 13-11 0-2 0-3 0-5l-4-20h-35l-15 25c-2 2-2 3-2 5 0 3 3 6 8 6h5v2h-41v-2c6-1 14-3 21-14l64-106h3l15 107c1 8 6 13 14 13h3zM80 77l-4-42h-2l-25 42z">
          <text:p/>
        </draw:path>
        <draw:path draw:style-name="gr2" draw:text-style-name="P2" draw:layer="layout" svg:width="0.056cm" svg:height="0.085cm" svg:x="3.854cm" svg:y="0.673cm" svg:viewBox="0 0 57 86" svg:d="M57 1l-27 85h-11l26-77h-28c-8 0-9 2-15 11l-2-1 8-19h49z">
          <text:p/>
        </draw:path>
        <draw:polygon draw:style-name="gr5" draw:text-style-name="P5" draw:layer="layout" svg:width="0.549cm" svg:height="0.178cm" svg:x="0.614cm" svg:y="0.598cm" svg:viewBox="0 0 550 179" draw:points="0,90 89,0 89,45 461,45 461,0 550,90 461,179 461,134 89,134 89,179">
          <text:p/>
        </draw:polygon>
        <draw:polygon draw:style-name="gr10" draw:text-style-name="P5" draw:layer="layout" svg:width="0.549cm" svg:height="0.178cm" svg:x="0.614cm" svg:y="0.598cm" svg:viewBox="0 0 550 179" draw:points="0,90 89,0 89,45 461,45 461,0 550,90 461,179 461,134 89,134 89,179">
          <text:p/>
        </draw:polygon>
        <draw:polygon draw:style-name="gr8" draw:text-style-name="P6" draw:layer="layout" svg:width="0.257cm" svg:height="0.103cm" svg:x="3.016cm" svg:y="0.255cm" svg:viewBox="0 0 258 104" draw:points="258,79 46,79 46,104 0,52 46,0 46,26 258,26">
          <text:p/>
        </draw:polygon>
        <draw:polygon draw:style-name="gr9" draw:text-style-name="P5" draw:layer="layout" svg:width="0.257cm" svg:height="0.103cm" svg:x="3.016cm" svg:y="0.255cm" svg:viewBox="0 0 258 104" draw:points="258,79 46,79 46,104 0,52 46,0 46,26 258,26">
          <text:p/>
        </draw:polygon>
        <draw:polygon draw:style-name="gr8" draw:text-style-name="P6" draw:layer="layout" svg:width="0.259cm" svg:height="0.103cm" svg:x="3.009cm" svg:y="0.371cm" svg:viewBox="0 0 260 104" draw:points="0,25 213,25 213,0 260,52 213,104 213,78 0,78">
          <text:p/>
        </draw:polygon>
        <draw:polygon draw:style-name="gr9" draw:text-style-name="P5" draw:layer="layout" svg:width="0.259cm" svg:height="0.103cm" svg:x="3.009cm" svg:y="0.371cm" svg:viewBox="0 0 260 104" draw:points="0,25 213,25 213,0 260,52 213,104 213,78 0,78">
          <text:p/>
        </draw:polygon>
        <draw:path draw:style-name="gr8" draw:text-style-name="P6" draw:layer="layout" svg:width="0.728cm" svg:height="0.254cm" svg:x="3.278cm" svg:y="0.239cm" svg:viewBox="0 0 729 255" svg:d="M0 80c0-45 35-80 79-80h570c43 0 80 35 80 80v96c0 43-37 79-80 79h-570c-44 0-79-36-79-79z">
          <text:p/>
        </draw:path>
        <draw:path draw:style-name="gr9" draw:text-style-name="P5" draw:layer="layout" svg:width="0.728cm" svg:height="0.254cm" svg:x="3.278cm" svg:y="0.239cm" svg:viewBox="0 0 729 255" svg:d="M0 80c0-45 35-80 79-80h570c43 0 80 35 80 80v96c0 43-37 79-80 79h-570c-44 0-79-36-79-79z">
          <text:p/>
        </draw:path>
        <draw:path draw:style-name="gr2" draw:text-style-name="P2" draw:layer="layout" svg:width="0.133cm" svg:height="0.117cm" svg:x="3.389cm" svg:y="0.295cm" svg:viewBox="0 0 134 118" svg:d="M29 0h51c35 0 54 17 54 49 0 38-30 69-78 69h-56l1-1h5c12 0 17-8 19-14l22-89c0-2 0-3 0-5 0-4-3-6-14-6h-4zM67 6l-22 92c0 3 0 5 0 5 0 8 11 8 18 8 35 0 49-33 49-59 0-20-6-46-33-46-4 0-8 0-12 0z">
          <text:p/>
        </draw:path>
        <draw:path draw:style-name="gr2" draw:text-style-name="P2" draw:layer="layout" svg:width="0.184cm" svg:height="0.117cm" svg:x="3.533cm" svg:y="0.295cm" svg:viewBox="0 0 185 118" svg:d="M185 0v1h-3c-14 0-17 5-19 11l-24 91c0 2 0 5 0 6 0 3 4 8 15 8h3v1h-60v-1h3c14 0 17-8 19-14l20-79h-1l-62 94h-5l-18-94-21 77c0 4 0 5 0 8s3 8 14 8h3l-1 1h-48v-1h3c15 0 20-8 21-16l21-85c1-4 1-7 1-8 0-3-3-7-14-7h-3v-1h41l15 89 62-89z">
          <text:p/>
        </draw:path>
        <draw:path draw:style-name="gr2" draw:text-style-name="P2" draw:layer="layout" svg:width="0.119cm" svg:height="0.12cm" svg:x="3.724cm" svg:y="0.292cm" svg:viewBox="0 0 120 121" svg:d="M120 121h-53v-1h4c9 0 12-5 12-11 0-2 0-4 0-5l-3-21h-35l-16 26c-1 1-1 3-1 4 0 3 3 7 8 7h4v1h-40v-1c6-2 14-4 20-15l65-105h3l14 107c2 8 7 13 15 13h3zM80 77l-5-41h-1l-26 41z">
          <text:p/>
        </draw:path>
        <draw:path draw:style-name="gr2" draw:text-style-name="P2" draw:layer="layout" svg:width="0.049cm" svg:height="0.088cm" svg:x="3.856cm" svg:y="0.354cm" svg:viewBox="0 0 50 89" svg:d="M50 67c0 13-11 22-27 22-14 0-23-9-23-20 0-10 3-15 15-24-12-12-15-17-15-25 0-13 11-20 25-20 13 0 23 7 23 17 0 11-5 14-18 22 17 11 20 19 20 28zM38 17c0-8-5-14-15-14-8 0-14 4-14 12s5 15 16 21c9-5 13-11 13-19zM27 53l-7-6c-8 6-11 12-11 20 0 11 6 18 16 18 9 0 14-5 14-13s-3-14-12-19z">
          <text:p/>
        </draw:path>
        <draw:polygon draw:style-name="gr5" draw:text-style-name="P5" draw:layer="layout" svg:width="0.55cm" svg:height="0.178cm" svg:x="0.612cm" svg:y="0.28cm" svg:viewBox="0 0 551 179" draw:points="0,89 89,1 89,45 462,45 462,0 551,89 462,179 462,134 89,134 89,179">
          <text:p/>
        </draw:polygon>
        <draw:polygon draw:style-name="gr10" draw:text-style-name="P5" draw:layer="layout" svg:width="0.55cm" svg:height="0.178cm" svg:x="0.612cm" svg:y="0.28cm" svg:viewBox="0 0 551 179" draw:points="0,89 89,1 89,45 462,45 462,0 551,89 462,179 462,134 89,134 89,179">
          <text:p/>
        </draw:polygon>
        <draw:path draw:style-name="gr11" draw:text-style-name="P3" draw:layer="layout" svg:width="0.708cm" svg:height="0.696cm" svg:x="2.376cm" svg:y="3.317cm" svg:viewBox="0 0 709 697" svg:d="M0 239c0-132 107-239 239-239h232c132 0 238 107 238 239v219c0 131-106 239-238 239h-232c-132 0-239-108-239-239z">
          <text:p/>
        </draw:path>
        <draw:path draw:style-name="gr6" draw:text-style-name="P1" draw:layer="layout" svg:width="0.708cm" svg:height="0.696cm" svg:x="2.376cm" svg:y="3.317cm" svg:viewBox="0 0 709 697" svg:d="M0 239c0-132 107-239 239-239h232c132 0 238 107 238 239v219c0 131-106 239-238 239h-232c-132 0-239-108-239-239z">
          <text:p/>
        </draw:path>
        <draw:path draw:style-name="gr2" draw:text-style-name="P2" draw:layer="layout" svg:width="0.121cm" svg:height="0.143cm" svg:x="2.536cm" svg:y="3.561cm" svg:viewBox="0 0 122 144" svg:d="M22 74c0 55 48 77 89 51l5-20h6l-1 32c-13 4-30 7-48 7-46 0-70-24-73-70-2-67 59-84 120-68v30h-7l-3-17c-9-6-23-10-36-10-40 0-52 24-52 65z">
          <text:p/>
        </draw:path>
        <draw:path draw:style-name="gr2" draw:text-style-name="P2" draw:layer="layout" svg:width="0.103cm" svg:height="0.139cm" svg:x="2.675cm" svg:y="3.562cm" svg:viewBox="0 0 104 140" svg:d="M38 75c29 2 46-7 46-34s-17-33-46-31v33zM104 41c0 36-27 46-66 44v24 23l23 3v2 3h-60v-3-2l17-3v-62-62l-18-2v-3-3c47 1 105-8 104 41z">
          <text:p/>
        </draw:path>
        <draw:path draw:style-name="gr2" draw:text-style-name="P2" draw:layer="layout" svg:width="0.143cm" svg:height="0.141cm" svg:x="2.791cm" svg:y="3.562cm" svg:viewBox="0 0 144 142" svg:d="M74 131c26-1 41-13 41-38v-42-43l-19-2v-3-3h48v3 3l-18 2v43 41c0 34-20 50-54 50s-54-15-54-48v-42-44l-18-2v-3-3h55v3 3l-17 2c4 50-19 124 36 123z">
          <text:p/>
        </draw:path>
        <draw:polygon draw:style-name="gr5" draw:text-style-name="P5" draw:layer="layout" svg:width="1.758cm" svg:height="0.287cm" svg:x="0.612cm" svg:y="3.524cm" svg:viewBox="0 0 1759 288" draw:points="0,145 145,0 145,72 1614,72 1614,0 1759,145 1614,288 1614,217 145,217 145,288">
          <text:p/>
        </draw:polygon>
        <draw:polygon draw:style-name="gr6" draw:text-style-name="P1" draw:layer="layout" svg:width="1.758cm" svg:height="0.287cm" svg:x="0.612cm" svg:y="3.524cm" svg:viewBox="0 0 1759 288" draw:points="0,145 145,0 145,72 1614,72 1614,0 1759,145 1614,288 1614,217 145,217 145,288">
          <text:p/>
        </draw:polygon>
        <draw:polygon draw:style-name="gr5" draw:text-style-name="P5" draw:layer="layout" svg:width="2.47cm" svg:height="0.254cm" svg:x="3.084cm" svg:y="3.54cm" svg:viewBox="0 0 2471 255" draw:points="0,127 127,0 127,63 2344,63 2344,0 2471,127 2344,255 2344,191 127,191 127,255">
          <text:p/>
        </draw:polygon>
        <draw:polygon draw:style-name="gr6" draw:text-style-name="P1" draw:layer="layout" svg:width="2.47cm" svg:height="0.254cm" svg:x="3.084cm" svg:y="3.54cm" svg:viewBox="0 0 2471 255" draw:points="0,127 127,0 127,63 2344,63 2344,0 2471,127 2344,255 2344,191 127,191 127,255">
          <text:p/>
        </draw:polygon>
        <draw:path draw:style-name="gr2" draw:text-style-name="P2" draw:layer="layout" svg:width="0.12cm" svg:height="0.143cm" svg:x="0.927cm" svg:y="3.308cm" svg:viewBox="0 0 121 144" svg:d="M21 74c0 55 47 76 90 51l4-21h6v33c-14 4-32 7-50 7-45 0-69-24-71-70-3-68 57-84 119-68v31h-7l-3-19c-8-5-24-9-37-9-39 0-51 25-51 65z">
          <text:p/>
        </draw:path>
        <draw:path draw:style-name="gr2" draw:text-style-name="P2" draw:layer="layout" svg:width="0.09cm" svg:height="0.102cm" svg:x="1.067cm" svg:y="3.349cm" svg:viewBox="0 0 91 103" svg:d="M45 0c31 0 46 18 46 51 0 32-15 52-47 52-30 0-44-20-44-52s14-51 45-51zM44 95c24 0 28-21 28-44s-4-43-28-43c-23 0-26 20-26 43 0 24 4 43 26 44z">
          <text:p/>
        </draw:path>
        <draw:path draw:style-name="gr2" draw:text-style-name="P2" draw:layer="layout" svg:width="0.099cm" svg:height="0.099cm" svg:x="1.169cm" svg:y="3.35cm" svg:viewBox="0 0 100 100" svg:d="M70 29c3-22-25-20-41-15v40 38l14 3v2 3h-43c-1-8 8-6 12-8v-41-42c-4-2-13 0-12-7h28l1 7c18-13 59-17 59 18v33 32c4 2 13 0 12 8h-44v-3-2l14-3v-31z">
          <text:p/>
        </draw:path>
        <draw:path draw:style-name="gr2" draw:text-style-name="P2" draw:layer="layout" svg:width="0.064cm" svg:height="0.149cm" svg:x="1.277cm" svg:y="3.3cm" svg:viewBox="0 0 65 150" svg:d="M55 10c-24-9-21 19-21 43h27v4 4h-27v40 40l22 4v2 3h-54v-3-2l15-4v-40-40h-17v-2-3l17-4c-3-36 14-60 48-50v10 11c-9 1-7-9-10-13z">
          <text:p/>
        </draw:path>
        <draw:path draw:style-name="gr2" draw:text-style-name="P2" draw:layer="layout" svg:width="0.05cm" svg:height="0.14cm" svg:x="1.345cm" svg:y="3.309cm" svg:viewBox="0 0 51 141" svg:d="M24 22c-13 0-15-23 0-22 8 0 11 4 12 11-1 6-5 11-12 11zM35 133l16 3v2 3h-51v-3-2l18-3v-42-41l-14-3v-2-2h31v44z">
          <text:p/>
        </draw:path>
        <draw:path draw:style-name="gr2" draw:text-style-name="P2" draw:layer="layout" svg:width="0.091cm" svg:height="0.154cm" svg:x="1.41cm" svg:y="3.34cm" svg:viewBox="0 0 92 155" svg:d="M73 19c17 23 3 57-32 57-5 0-11-1-15-2l-7 14c17 13 78-8 73 30-2 28-22 35-52 37-37 3-55-31-23-48-7-2-14-7-14-17l16-18c-11-5-16-15-16-30-3-30 31-38 58-30l23-12 4 4zM40 147c21 0 36-6 36-26s-33-10-52-12c-5 5-10 11-10 21 0 15 11 17 26 17zM21 42c0 15 4 27 20 26 17-1 20-9 21-26 0-15-4-25-20-25s-21 10-21 25z">
          <text:p/>
        </draw:path>
        <draw:path draw:style-name="gr2" draw:text-style-name="P2" draw:layer="layout" svg:width="0.1cm" svg:height="0.098cm" svg:x="1.508cm" svg:y="3.352cm" svg:viewBox="0 0 101 99" svg:d="M71 90c-21 12-59 16-59-19v-32-32c-4-2-14 1-12-7h30v35 35c-1 22 25 19 41 15v-39-39l-15-3v-2-2h32v45 45c5 2 14-1 12 8h-28z">
          <text:p/>
        </draw:path>
        <draw:path draw:style-name="gr2" draw:text-style-name="P2" draw:layer="layout" svg:width="0.065cm" svg:height="0.1cm" svg:x="1.615cm" svg:y="3.349cm" svg:viewBox="0 0 66 101" svg:d="M30 14c10-6 21-14 36-14v13 13c-11 1-5-18-24-10l-12 4v36 37l17 3v2 3h-47v-3-2l12-3v-42-41c-4-2-14 1-12-7h29z">
          <text:p/>
        </draw:path>
        <draw:path draw:style-name="gr2" draw:text-style-name="P2" draw:layer="layout" svg:width="0.084cm" svg:height="0.101cm" svg:x="1.688cm" svg:y="3.349cm" svg:viewBox="0 0 85 102" svg:d="M12 5c25-7 61-10 61 23v33 32c4 2 14-1 12 8h-26l-3-10c-13 18-61 18-55-18-2-29 26-29 55-30 2-21-3-41-26-32-4 1-7 2-10 3-2 4 0 14-8 12v-11zM18 73c0 24 25 19 38 13v-18-17c-20 1-38 0-38 22z">
          <text:p/>
        </draw:path>
        <draw:path draw:style-name="gr2" draw:text-style-name="P2" draw:layer="layout" svg:width="0.055cm" svg:height="0.121cm" svg:x="1.777cm" svg:y="3.329cm" svg:viewBox="0 0 56 122" svg:d="M30 97c-1 15 14 15 26 12v3 4c-16 10-43 10-43-17v-34-34h-13c-1-8 8-6 13-8l11-23h6v11 12h22v4 4h-22v33z">
          <text:p/>
        </draw:path>
        <draw:path draw:style-name="gr2" draw:text-style-name="P2" draw:layer="layout" svg:width="0.05cm" svg:height="0.14cm" svg:x="1.838cm" svg:y="3.309cm" svg:viewBox="0 0 51 141" svg:d="M23 22c-14 0-15-23 0-22 7 0 10 4 12 11-1 6-5 11-12 11zM33 133l18 3v2 3h-51v-3-2l16-3v-42-41l-14-3v-2-2h31v44z">
          <text:p/>
        </draw:path>
        <draw:path draw:style-name="gr2" draw:text-style-name="P2" draw:layer="layout" svg:width="0.089cm" svg:height="0.102cm" svg:x="1.9cm" svg:y="3.349cm" svg:viewBox="0 0 90 103" svg:d="M46 0c30 0 44 18 44 51 0 32-14 52-45 52-30 0-45-20-45-52s15-51 46-51zM45 95c23 0 27-21 27-44s-4-43-27-43-26 20-26 43c0 24 4 43 26 44z">
          <text:p/>
        </draw:path>
        <draw:path draw:style-name="gr2" draw:text-style-name="P2" draw:layer="layout" svg:width="0.099cm" svg:height="0.099cm" svg:x="2.002cm" svg:y="3.35cm" svg:viewBox="0 0 100 100" svg:d="M70 29c3-22-24-20-40-15v40 38l14 3v2 3h-44c-1-8 9-6 13-8v-41-42c-4-2-14 0-13-7h29l1 7c18-13 58-17 58 18v33 32c4 2 13 0 12 8h-43v-3-2l13-3v-31z">
          <text:p/>
        </draw:path>
        <draw:path draw:style-name="gr2" draw:text-style-name="P2" draw:layer="layout" svg:width="0.139cm" svg:height="0.14cm" svg:x="3.567cm" svg:y="3.332cm" svg:viewBox="0 0 140 141" svg:d="M38 130c51 7 80-11 80-62 0-46-31-62-80-59v60zM140 69c0 74-64 75-140 71v-3-3l18-3v-62-61l-18-2v-3-3h63c49 0 77 21 77 69z">
          <text:p/>
        </draw:path>
        <draw:path draw:style-name="gr2" draw:text-style-name="P2" draw:layer="layout" svg:width="0.085cm" svg:height="0.101cm" svg:x="3.721cm" svg:y="3.371cm" svg:viewBox="0 0 86 102" svg:d="M12 4c25-6 61-8 61 23v33 34c5 1 14-2 13 7h-27l-2-10c-14 17-62 17-56-18-1-30 28-30 55-30 3-21-3-41-24-33-4 1-8 2-10 3-2 4 0 14-10 12v-11zM19 72c0 25 24 20 37 14v-18-18c-20 1-37 0-37 22z">
          <text:p/>
        </draw:path>
        <draw:path draw:style-name="gr2" draw:text-style-name="P2" draw:layer="layout" svg:width="0.056cm" svg:height="0.122cm" svg:x="3.809cm" svg:y="3.351cm" svg:viewBox="0 0 57 123" svg:d="M31 97c-1 16 14 17 26 13v4 3c-16 10-44 9-44-17v-35-33h-13c-1-9 9-6 13-9l11-23h7v12 11h22v4 5h-22v32z">
          <text:p/>
        </draw:path>
        <draw:path draw:style-name="gr2" draw:text-style-name="P2" draw:layer="layout" svg:width="0.085cm" svg:height="0.101cm" svg:x="3.873cm" svg:y="3.371cm" svg:viewBox="0 0 86 102" svg:d="M12 4c25-6 61-8 61 23v33 34c4 1 14-2 12 7h-27l-2-10c-13 17-61 17-56-18-1-30 27-30 55-30 3-21-2-41-25-33-4 1-7 2-10 3-2 4 0 14-8 12v-11zM17 72c0 25 26 20 38 14v-18-18c-20 1-38 0-38 22z">
          <text:p/>
        </draw:path>
        <draw:polygon draw:style-name="gr2" draw:text-style-name="P2" draw:layer="layout" svg:width="0.055cm" svg:height="0.139cm" svg:x="2.808cm" svg:y="2.83cm" svg:viewBox="0 0 56 140" draw:points="38,131 56,134 56,136 56,140 0,140 0,136 0,134 17,131 17,70 17,9 0,6 0,3 0,0 56,0 56,3 56,6 38,9 38,70">
          <text:p/>
        </draw:polygon>
        <draw:path draw:style-name="gr2" draw:text-style-name="P2" draw:layer="layout" svg:width="0.099cm" svg:height="0.099cm" svg:x="2.874cm" svg:y="2.87cm" svg:viewBox="0 0 100 100" svg:d="M69 31c3-23-24-21-40-17v40 39l14 2v3 2h-43c-2-8 7-5 11-7v-41-43c-4-2-13 1-11-7h28l1 8c19-14 58-17 58 19v32 32c4 2 14-1 12 7h-42v-2-3l12-2v-31z">
          <text:p/>
        </draw:path>
        <draw:path draw:style-name="gr2" draw:text-style-name="P2" draw:layer="layout" svg:width="0.055cm" svg:height="0.121cm" svg:x="2.978cm" svg:y="2.85cm" svg:viewBox="0 0 56 122" svg:d="M31 97c-1 14 14 15 25 11v4 5c-15 9-44 8-44-18v-34-34h-12c-1-8 8-6 12-9l12-22h7v11 11h22v4 5h-22v33z">
          <text:p/>
        </draw:path>
        <draw:polygon draw:style-name="gr12" draw:text-style-name="P5" draw:layer="layout" svg:width="0.253cm" svg:height="0.126cm" svg:x="4.014cm" svg:y="0.301cm" svg:viewBox="0 0 254 127" draw:points="0,63 41,1 41,32 213,32 213,0 254,63 213,127 213,95 41,95 41,127">
          <text:p/>
        </draw:polygon>
        <draw:polygon draw:style-name="gr12" draw:text-style-name="P5" draw:layer="layout" svg:width="0.253cm" svg:height="0.126cm" svg:x="4.014cm" svg:y="0.626cm" svg:viewBox="0 0 254 127" draw:points="0,63 41,1 41,32 213,32 213,0 254,63 213,127 213,95 41,95 41,127">
          <text:p/>
        </draw:polygon>
        <draw:polygon draw:style-name="gr12" draw:text-style-name="P5" draw:layer="layout" svg:width="0.253cm" svg:height="0.126cm" svg:x="4.014cm" svg:y="0.945cm" svg:viewBox="0 0 254 127" draw:points="0,63 41,1 41,32 213,32 213,0 254,63 213,127 213,95 41,95 41,127">
          <text:p/>
        </draw:polygon>
        <draw:polygon draw:style-name="gr12" draw:text-style-name="P5" draw:layer="layout" svg:width="0.253cm" svg:height="0.126cm" svg:x="4.014cm" svg:y="1.264cm" svg:viewBox="0 0 254 127" draw:points="0,63 41,1 41,32 213,32 213,0 254,63 213,127 213,95 41,95 41,127">
          <text:p/>
        </draw:polygon>
        <draw:polygon draw:style-name="gr12" draw:text-style-name="P5" draw:layer="layout" svg:width="0.253cm" svg:height="0.126cm" svg:x="4.014cm" svg:y="1.583cm" svg:viewBox="0 0 254 127" draw:points="0,63 41,1 41,32 213,32 213,0 254,63 213,127 213,95 41,95 41,127">
          <text:p/>
        </draw:polygon>
        <draw:polygon draw:style-name="gr12" draw:text-style-name="P5" draw:layer="layout" svg:width="0.253cm" svg:height="0.126cm" svg:x="4.014cm" svg:y="1.902cm" svg:viewBox="0 0 254 127" draw:points="0,63 41,1 41,32 213,32 213,0 254,63 213,127 213,95 41,95 41,127">
          <text:p/>
        </draw:polygon>
        <draw:polygon draw:style-name="gr12" draw:text-style-name="P5" draw:layer="layout" svg:width="0.253cm" svg:height="0.126cm" svg:x="4.014cm" svg:y="2.215cm" svg:viewBox="0 0 254 127" draw:points="0,63 41,1 41,32 213,32 213,0 254,63 213,127 213,95 41,95 41,127">
          <text:p/>
        </draw:polygon>
        <draw:polygon draw:style-name="gr12" draw:text-style-name="P5" draw:layer="layout" svg:width="0.253cm" svg:height="0.126cm" svg:x="4.014cm" svg:y="2.534cm" svg:viewBox="0 0 254 127" draw:points="0,63 41,1 41,32 213,32 213,0 254,63 213,127 213,95 41,95 41,127">
          <text:p/>
        </draw:polygon>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Helvetica1" svg:font-family="Helvetica"/>
    <style:font-face style:name="DejaVu Sans1" svg:font-family="'DejaVu Sans'" style:font-pitch="variable"/>
    <style:font-face style:name="Helvetica" svg:font-family="Helvetica"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6.35cm" fo:page-height="4.12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4-05-14T10:42:19.355413514</dc:date>
    <meta:editing-duration>PT3M30S</meta:editing-duration>
    <meta:editing-cycles>1</meta:editing-cycles>
    <meta:document-statistic meta:object-count="209"/>
    <meta:generator>LibreOffice/6.4.7.2$Linux_X86_64 LibreOffice_project/40$Build-2</meta:generator>
  </office:meta>
</office:document-meta>
</file>